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7.1394in" svg:y="18.3122in">
            <draw:object draw:notify-on-update-of-ranges="Hoja1.N93:Hoja1.N98 Hoja1.O91:Hoja1.O91 Hoja1.O93:Hoja1.O98 Hoja1.P91:Hoja1.P91 Hoja1.P93:Hoja1.P98 Hoja1.Q91:Hoja1.Q91 Hoja1.Q93:Hoja1.Q98 Hoja1.R91:Hoja1.R91 Hoja1.R93:Hoja1.R9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2917in" svg:y="61.1567in">
            <draw:object draw:notify-on-update-of-ranges="Hoja1.M338:Hoja1.M343 Hoja1.N336:Hoja1.N336 Hoja1.N338:Hoja1.N343 Hoja1.O336:Hoja1.O336 Hoja1.O338:Hoja1.O343 Hoja1.P336:Hoja1.P336 Hoja1.P338:Hoja1.P3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8.0406in" svg:y="96.0898in">
            <draw:object draw:notify-on-update-of-ranges="Hoja1.N533:Hoja1.N533 Hoja1.N534:Hoja1.N539 Hoja1.O533:Hoja1.O533 Hoja1.O534:Hoja1.O539 Hoja1.P533:Hoja1.P533 Hoja1.P534:Hoja1.P539 Hoja1.Q533:Hoja1.Q533 Hoja1.Q534:Hoja1.Q539 Hoja1.R533:Hoja1.R533 Hoja1.R534:Hoja1.R5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1" table:default-cell-style-name="Default"/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2">
          <table:table-cell table:number-columns-repeated="13"/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113636363636">
            <text:p>0.0113636364</text:p>
          </table:table-cell>
          <table:table-cell office:value-type="float" office:value="0.0795454545455">
            <text:p>0.0795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17"/>
          <table:table-cell office:value-type="string">
            <text:p>CP_ZLOCAL_CB</text:p>
          </table:table-cell>
          <table:table-cell office:value-type="float" office:value="0.00568181818182">
            <text:p>0.0056818182</text:p>
          </table:table-cell>
          <table:table-cell office:value-type="float" office:value="0.0113636363636">
            <text:p>0.0113636364</text:p>
          </table:table-cell>
          <table:table-cell office:value-type="float" office:value="0.289772727273">
            <text:p>0.2897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table:number-columns-repeated="13"/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4"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170454545455">
            <text:p>0.0170454545</text:p>
          </table:table-cell>
          <table:table-cell office:value-type="float" office:value="0.193181818182">
            <text:p>0.1931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BFKV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00568181818182">
            <text:p>0.0056818182</text:p>
          </table:table-cell>
          <table:table-cell office:value-type="float" office:value="0.0170454545455">
            <text:p>0.0170454545</text:p>
          </table:table-cell>
          <table:table-cell office:value-type="float" office:value="0.142045454545">
            <text:p>0.1420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BL</text:p>
          </table:table-cell>
          <table:table-cell office:value-type="float" office:value="0.0113636363636">
            <text:p>0.0113636364</text:p>
          </table:table-cell>
          <table:table-cell office:value-type="float" office:value="0.113636363636">
            <text:p>0.1136363636</text:p>
          </table:table-cell>
          <table:table-cell office:value-type="float" office:value="0.323863636364">
            <text:p>0.3238636364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170454545455">
            <text:p>0.0170454545</text:p>
          </table:table-cell>
          <table:table-cell office:value-type="float" office:value="0.227272727273">
            <text:p>0.2272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BT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227272727273">
            <text:p>0.0227272727</text:p>
          </table:table-cell>
          <table:table-cell office:value-type="float" office:value="0.181818181818">
            <text:p>0.1818181818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GKS</text:p>
          </table:table-cell>
          <table:table-cell office:value-type="float" office:value="0.00568181818182">
            <text:p>0.0056818182</text:p>
          </table:table-cell>
          <table:table-cell office:value-type="float" office:value="0.0568181818182">
            <text:p>0.0568181818</text:p>
          </table:table-cell>
          <table:table-cell office:value-type="float" office:value="0.278409090909">
            <text:p>0.2784090909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Z3DC_CB</text:p>
          </table:table-cell>
          <table:table-cell office:value-type="float" office:value="0.00568181818182">
            <text:p>0.0056818182</text:p>
          </table:table-cell>
          <table:table-cell office:value-type="float" office:value="0.0227272727273">
            <text:p>0.0227272727</text:p>
          </table:table-cell>
          <table:table-cell office:value-type="float" office:value="0.210227272727">
            <text:p>0.2102272727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HLPL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E3DC_CB</text:p>
          </table:table-cell>
          <table:table-cell office:value-type="float" office:value="0.0113636363636">
            <text:p>0.0113636364</text:p>
          </table:table-cell>
          <table:table-cell office:value-type="float" office:value="0.0340909090909">
            <text:p>0.0340909091</text:p>
          </table:table-cell>
          <table:table-cell office:value-type="float" office:value="0.238636363636">
            <text:p>0.2386363636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170454545455">
            <text:p>0.0170454545</text:p>
          </table:table-cell>
          <table:table-cell office:value-type="float" office:value="0.193181818182">
            <text:p>0.1931818182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AP_WENG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2h</text:p>
          </table:table-cell>
          <table:table-cell office:value-type="float" office:value="0.0738636363636">
            <text:p>0.0738636364</text:p>
          </table:table-cell>
          <table:table-cell office:value-type="float" office:value="0.198863636364">
            <text:p>0.1988636364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397727272727">
            <text:p>0.0397727273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2</text:p>
          </table:table-cell>
          <table:table-cell office:value-type="float" office:value="0.00568181818182">
            <text:p>0.0056818182</text:p>
          </table:table-cell>
          <table:table-cell office:value-type="float" office:value="0.0625">
            <text:p>0.0625</text:p>
          </table:table-cell>
          <table:table-cell office:value-type="float" office:value="0.295454545455">
            <text:p>0.295454545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.0170454545455">
            <text:p>0.0170454545</text:p>
          </table:table-cell>
          <table:table-cell office:value-type="float" office:value="0.0397727272727">
            <text:p>0.0397727273</text:p>
          </table:table-cell>
          <table:table-cell office:value-type="float" office:value="0.255681818182">
            <text:p>0.2556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3h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454545454545">
            <text:p>0.0454545455</text:p>
          </table:table-cell>
          <table:table-cell office:value-type="float" office:value="0.278409090909">
            <text:p>0.2784090909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PL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GKS</text:p>
          </table:table-cell>
          <table:table-cell office:value-type="float" office:value="0.00568181818182">
            <text:p>0.0056818182</text:p>
          </table:table-cell>
          <table:table-cell office:value-type="float" office:value="0.0568181818182">
            <text:p>0.0568181818</text:p>
          </table:table-cell>
          <table:table-cell office:value-type="float" office:value="0.278409090909">
            <text:p>0.2784090909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SBM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318181818182">
            <text:p>0.3181818182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MSBM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318181818182">
            <text:p>0.3181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S</text:p>
          </table:table-cell>
          <table:table-cell office:value-type="float" office:value="0.0113636363636">
            <text:p>0.0113636364</text:p>
          </table:table-cell>
          <table:table-cell office:value-type="float" office:value="0.0738636363636">
            <text:p>0.0738636364</text:p>
          </table:table-cell>
          <table:table-cell office:value-type="float" office:value="0.289772727273">
            <text:p>0.2897727273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.00568181818182">
            <text:p>0.0056818182</text:p>
          </table:table-cell>
          <table:table-cell office:value-type="float" office:value="0.0568181818182">
            <text:p>0.0568181818</text:p>
          </table:table-cell>
          <table:table-cell office:value-type="float" office:value="0.284090909091">
            <text:p>0.2840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Qa</text:p>
          </table:table-cell>
          <table:table-cell office:value-type="float" office:value="0.0227272727273">
            <text:p>0.0227272727</text:p>
          </table:table-cell>
          <table:table-cell office:value-type="float" office:value="0.125">
            <text:p>0.125</text:p>
          </table:table-cell>
          <table:table-cell office:value-type="float" office:value="0.369318181818">
            <text:p>0.3693181818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AP_GOAP_G</text:p>
          </table:table-cell>
          <table:table-cell office:value-type="float" office:value="0.0170454545455">
            <text:p>0.0170454545</text:p>
          </table:table-cell>
          <table:table-cell office:value-type="float" office:value="0.0568181818182">
            <text:p>0.0568181818</text:p>
          </table:table-cell>
          <table:table-cell office:value-type="float" office:value="0.210227272727">
            <text:p>0.2102272727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Qm</text:p>
          </table:table-cell>
          <table:table-cell office:value-type="float" office:value="0.0227272727273">
            <text:p>0.0227272727</text:p>
          </table:table-cell>
          <table:table-cell office:value-type="float" office:value="0.153409090909">
            <text:p>0.1534090909</text:p>
          </table:table-cell>
          <table:table-cell office:value-type="float" office:value="0.380681818182">
            <text:p>0.3806818182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MJ2</text:p>
          </table:table-cell>
          <table:table-cell office:value-type="float" office:value="0.00568181818182">
            <text:p>0.0056818182</text:p>
          </table:table-cell>
          <table:table-cell office:value-type="float" office:value="0.0625">
            <text:p>0.0625</text:p>
          </table:table-cell>
          <table:table-cell office:value-type="float" office:value="0.295454545455">
            <text:p>0.295454545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Qp</text:p>
          </table:table-cell>
          <table:table-cell office:value-type="float" office:value="0.0738636363636">
            <text:p>0.0738636364</text:p>
          </table:table-cell>
          <table:table-cell office:value-type="float" office:value="0.204545454545">
            <text:p>0.2045454545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AP_DOPE_HR</text:p>
          </table:table-cell>
          <table:table-cell office:value-type="float" office:value="0.00568181818182">
            <text:p>0.0056818182</text:p>
          </table:table-cell>
          <table:table-cell office:value-type="float" office:value="0.0681818181818">
            <text:p>0.0681818182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RO</text:p>
          </table:table-cell>
          <table:table-cell office:value-type="float" office:value="0.0397727272727">
            <text:p>0.0397727273</text:p>
          </table:table-cell>
          <table:table-cell office:value-type="float" office:value="0.0852272727273">
            <text:p>0.0852272727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ES3DC_CB</text:p>
          </table:table-cell>
          <table:table-cell office:value-type="float" office:value="0.0113636363636">
            <text:p>0.0113636364</text:p>
          </table:table-cell>
          <table:table-cell office:value-type="float" office:value="0.0681818181818">
            <text:p>0.0681818182</text:p>
          </table:table-cell>
          <table:table-cell office:value-type="float" office:value="0.346590909091">
            <text:p>0.3465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SJKG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MS</text:p>
          </table:table-cell>
          <table:table-cell office:value-type="float" office:value="0.0113636363636">
            <text:p>0.0113636364</text:p>
          </table:table-cell>
          <table:table-cell office:value-type="float" office:value="0.0738636363636">
            <text:p>0.0738636364</text:p>
          </table:table-cell>
          <table:table-cell office:value-type="float" office:value="0.289772727273">
            <text:p>0.2897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SKOa</text:p>
          </table:table-cell>
          <table:table-cell office:value-type="float" office:value="0.0340909090909">
            <text:p>0.0340909091</text:p>
          </table:table-cell>
          <table:table-cell office:value-type="float" office:value="0.0909090909091">
            <text:p>0.0909090909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office:value-type="float" office:value="0.323863636364">
            <text:p>0.3238636364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SKOb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AP_GOAP_ALL</text:p>
          </table:table-cell>
          <table:table-cell office:value-type="float" office:value="0.0397727272727">
            <text:p>0.0397727273</text:p>
          </table:table-cell>
          <table:table-cell office:value-type="float" office:value="0.0738636363636">
            <text:p>0.0738636364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TD</text:p>
          </table:table-cell>
          <table:table-cell office:value-type="float" office:value="0.0454545454545">
            <text:p>0.045454545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ELE</text:p>
          </table:table-cell>
          <table:table-cell office:value-type="float" office:value="0.0170454545455">
            <text:p>0.0170454545</text:p>
          </table:table-cell>
          <table:table-cell office:value-type="float" office:value="0.0795454545455">
            <text:p>0.0795454545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4">
          <table:table-cell office:value-type="string">
            <text:p>TEl</text:p>
          </table:table-cell>
          <table:table-cell office:value-type="float" office:value="0.0170454545455">
            <text:p>0.0170454545</text:p>
          </table:table-cell>
          <table:table-cell office:value-type="float" office:value="0.142045454545">
            <text:p>0.1420454545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most affected</text:p>
          </table:table-cell>
          <table:table-cell table:number-columns-repeated="8"/>
          <table:table-cell office:value-type="string">
            <text:p>RO</text:p>
          </table:table-cell>
          <table:table-cell office:value-type="float" office:value="0.0397727272727">
            <text:p>0.0397727273</text:p>
          </table:table-cell>
          <table:table-cell office:value-type="float" office:value="0.0852272727273">
            <text:p>0.0852272727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TEs</text:p>
          </table:table-cell>
          <table:table-cell office:value-type="float" office:value="0.0227272727273">
            <text:p>0.0227272727</text:p>
          </table:table-cell>
          <table:table-cell office:value-type="float" office:value="0.0909090909091">
            <text:p>0.0909090909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0113636363636">
            <text:p>0.0113636364</text:p>
          </table:table-cell>
          <table:table-cell office:value-type="float" office:value="0.0852272727273">
            <text:p>0.0852272727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TS</text:p>
          </table:table-cell>
          <table:table-cell office:value-type="float" office:value="0.0511363636364">
            <text:p>0.0511363636</text:p>
          </table:table-cell>
          <table:table-cell office:value-type="float" office:value="0.198863636364">
            <text:p>0.1988636364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AP_calRW</text:p>
          </table:table-cell>
          <table:table-cell office:value-type="float" office:value="0.00568181818182">
            <text:p>0.0056818182</text:p>
          </table:table-cell>
          <table:table-cell office:value-type="float" office:value="0.0852272727273">
            <text:p>0.0852272727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VD</text:p>
          </table:table-cell>
          <table:table-cell office:value-type="float" office:value="0.0227272727273">
            <text:p>0.0227272727</text:p>
          </table:table-cell>
          <table:table-cell office:value-type="float" office:value="0.0965909090909">
            <text:p>0.0965909091</text:p>
          </table:table-cell>
          <table:table-cell office:value-type="float" office:value="0.340909090909">
            <text:p>0.3409090909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SKOa</text:p>
          </table:table-cell>
          <table:table-cell office:value-type="float" office:value="0.0340909090909">
            <text:p>0.0340909091</text:p>
          </table:table-cell>
          <table:table-cell office:value-type="float" office:value="0.0909090909091">
            <text:p>0.0909090909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4">
          <table:table-cell office:value-type="string">
            <text:p>CP_SKOIP</text:p>
          </table:table-cell>
          <table:table-cell office:value-type="float" office:value="0.0397727272727">
            <text:p>0.0397727273</text:p>
          </table:table-cell>
          <table:table-cell office:value-type="float" office:value="0.193181818182">
            <text:p>0.1931818182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7"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table:number-columns-repeated="5"/>
          <table:table-cell office:value-type="string">
            <text:p>TEs</text:p>
          </table:table-cell>
          <table:table-cell office:value-type="float" office:value="0.0227272727273">
            <text:p>0.0227272727</text:p>
          </table:table-cell>
          <table:table-cell office:value-type="float" office:value="0.0909090909091">
            <text:p>0.0909090909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AP_DCOMPLEX</text:p>
          </table:table-cell>
          <table:table-cell office:value-type="float" office:value="0.0454545454545">
            <text:p>0.0454545455</text:p>
          </table:table-cell>
          <table:table-cell office:value-type="float" office:value="0.1875">
            <text:p>0.1875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PYDOCK_TOT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09090909091">
            <text:p>0.4090909091</text:p>
          </table:table-cell>
          <table:table-cell table:number-columns-repeated="5"/>
          <table:table-cell office:value-type="string">
            <text:p>VD</text:p>
          </table:table-cell>
          <table:table-cell office:value-type="float" office:value="0.0227272727273">
            <text:p>0.0227272727</text:p>
          </table:table-cell>
          <table:table-cell office:value-type="float" office:value="0.0965909090909">
            <text:p>0.0965909091</text:p>
          </table:table-cell>
          <table:table-cell office:value-type="float" office:value="0.340909090909">
            <text:p>0.3409090909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AP_dDFIRE</text:p>
          </table:table-cell>
          <table:table-cell office:value-type="float" office:value="0.0568181818182">
            <text:p>0.0568181818</text:p>
          </table:table-cell>
          <table:table-cell office:value-type="float" office:value="0.198863636364">
            <text:p>0.1988636364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AP_DCOMPLEX</text:p>
          </table:table-cell>
          <table:table-cell office:value-type="float" office:value="0.0454545454545">
            <text:p>0.0454545455</text:p>
          </table:table-cell>
          <table:table-cell office:value-type="float" office:value="0.1875">
            <text:p>0.1875</text:p>
          </table:table-cell>
          <table:table-cell office:value-type="float" office:value="0.420454545455">
            <text:p>0.4204545455</text:p>
          </table:table-cell>
          <table:table-cell table:number-columns-repeated="5"/>
          <table:table-cell office:value-type="string">
            <text:p>DESOLV</text:p>
          </table:table-cell>
          <table:table-cell office:value-type="float" office:value="0.0170454545455">
            <text:p>0.0170454545</text:p>
          </table:table-cell>
          <table:table-cell office:value-type="float" office:value="0.0965909090909">
            <text:p>0.0965909091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AP_DFIRE2</text:p>
          </table:table-cell>
          <table:table-cell office:value-type="float" office:value="0.0568181818182">
            <text:p>0.0568181818</text:p>
          </table:table-cell>
          <table:table-cell office:value-type="float" office:value="0.170454545455">
            <text:p>0.1704545455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CP_RMFCEN2</text:p>
          </table:table-cell>
          <table:table-cell office:value-type="float" office:value="0.0681818181818">
            <text:p>0.0681818182</text:p>
          </table:table-cell>
          <table:table-cell office:value-type="float" office:value="0.1875">
            <text:p>0.1875</text:p>
          </table:table-cell>
          <table:table-cell office:value-type="float" office:value="0.443181818182">
            <text:p>0.4431818182</text:p>
          </table:table-cell>
          <table:table-cell table:number-columns-repeated="5"/>
          <table:table-cell office:value-type="string">
            <text:p>CP_E3DC_MIN</text:p>
          </table:table-cell>
          <table:table-cell office:value-type="float" office:value="0.0113636363636">
            <text:p>0.0113636364</text:p>
          </table:table-cell>
          <table:table-cell office:value-type="float" office:value="0.0965909090909">
            <text:p>0.0965909091</text:p>
          </table:table-cell>
          <table:table-cell office:value-type="float" office:value="0.340909090909">
            <text:p>0.3409090909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CP_RMFCEN1</text:p>
          </table:table-cell>
          <table:table-cell office:value-type="float" office:value="0.0738636363636">
            <text:p>0.0738636364</text:p>
          </table:table-cell>
          <table:table-cell office:value-type="float" office:value="0.204545454545">
            <text:p>0.2045454545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CP_TB</text:p>
          </table:table-cell>
          <table:table-cell office:value-type="float" office:value="0.0284090909091">
            <text:p>0.0284090909</text:p>
          </table:table-cell>
          <table:table-cell office:value-type="float" office:value="0.1875">
            <text:p>0.1875</text:p>
          </table:table-cell>
          <table:table-cell office:value-type="float" office:value="0.482954545455">
            <text:p>0.4829545455</text:p>
          </table:table-cell>
          <table:table-cell table:number-columns-repeated="5"/>
          <table:table-cell office:value-type="string">
            <text:p>SJKG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CP_RMFCEN2</text:p>
          </table:table-cell>
          <table:table-cell office:value-type="float" office:value="0.0681818181818">
            <text:p>0.0681818182</text:p>
          </table:table-cell>
          <table:table-cell office:value-type="float" office:value="0.1875">
            <text:p>0.1875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CP_SKOIP</text:p>
          </table:table-cell>
          <table:table-cell office:value-type="float" office:value="0.0397727272727">
            <text:p>0.0397727273</text:p>
          </table:table-cell>
          <table:table-cell office:value-type="float" office:value="0.193181818182">
            <text:p>0.1931818182</text:p>
          </table:table-cell>
          <table:table-cell office:value-type="float" office:value="0.426136363636">
            <text:p>0.4261363636</text:p>
          </table:table-cell>
          <table:table-cell table:number-columns-repeated="5"/>
          <table:table-cell office:value-type="string">
            <text:p>AP_calRWp</text:p>
          </table:table-cell>
          <table:table-cell office:value-type="float" office:value="0.0170454545455">
            <text:p>0.0170454545</text:p>
          </table:table-cell>
          <table:table-cell office:value-type="float" office:value="0.102272727273">
            <text:p>0.1022727273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CP_RMFCA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AP_GOAP_DF</text:p>
          </table:table-cell>
          <table:table-cell office:value-type="float" office:value="0.0738636363636">
            <text:p>0.0738636364</text:p>
          </table:table-cell>
          <table:table-cell office:value-type="float" office:value="0.193181818182">
            <text:p>0.1931818182</text:p>
          </table:table-cell>
          <table:table-cell office:value-type="float" office:value="0.454545454545">
            <text:p>0.4545454545</text:p>
          </table:table-cell>
          <table:table-cell table:number-columns-repeated="5"/>
          <table:table-cell office:value-type="string">
            <text:p>BL</text:p>
          </table:table-cell>
          <table:table-cell office:value-type="float" office:value="0.0113636363636">
            <text:p>0.0113636364</text:p>
          </table:table-cell>
          <table:table-cell office:value-type="float" office:value="0.113636363636">
            <text:p>0.1136363636</text:p>
          </table:table-cell>
          <table:table-cell office:value-type="float" office:value="0.323863636364">
            <text:p>0.3238636364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CP_TB</text:p>
          </table:table-cell>
          <table:table-cell office:value-type="float" office:value="0.0284090909091">
            <text:p>0.0284090909</text:p>
          </table:table-cell>
          <table:table-cell office:value-type="float" office:value="0.1875">
            <text:p>0.1875</text:p>
          </table:table-cell>
          <table:table-cell office:value-type="float" office:value="0.482954545455">
            <text:p>0.482954545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MJ2h</text:p>
          </table:table-cell>
          <table:table-cell office:value-type="float" office:value="0.0738636363636">
            <text:p>0.0738636364</text:p>
          </table:table-cell>
          <table:table-cell office:value-type="float" office:value="0.198863636364">
            <text:p>0.1988636364</text:p>
          </table:table-cell>
          <table:table-cell office:value-type="float" office:value="0.448863636364">
            <text:p>0.4488636364</text:p>
          </table:table-cell>
          <table:table-cell table:number-columns-repeated="5"/>
          <table:table-cell office:value-type="string">
            <text:p>Qa</text:p>
          </table:table-cell>
          <table:table-cell office:value-type="float" office:value="0.0227272727273">
            <text:p>0.0227272727</text:p>
          </table:table-cell>
          <table:table-cell office:value-type="float" office:value="0.125">
            <text:p>0.125</text:p>
          </table:table-cell>
          <table:table-cell office:value-type="float" office:value="0.369318181818">
            <text:p>0.3693181818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38636363636">
            <text:p>0.2386363636</text:p>
          </table:table-cell>
          <table:table-cell office:value-type="float" office:value="0.471590909091">
            <text:p>0.4715909091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TD</text:p>
          </table:table-cell>
          <table:table-cell office:value-type="float" office:value="0.0454545454545">
            <text:p>0.045454545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5"/>
          <table:table-cell office:value-type="string">
            <text:p>AP_URS</text:p>
          </table:table-cell>
          <table:table-cell office:value-type="float" office:value="0.0568181818182">
            <text:p>0.0568181818</text:p>
          </table:table-cell>
          <table:table-cell office:value-type="float" office:value="0.125">
            <text:p>0.125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AP_T1</text:p>
          </table:table-cell>
          <table:table-cell office:value-type="float" office:value="0.0397727272727">
            <text:p>0.0397727273</text:p>
          </table:table-cell>
          <table:table-cell office:value-type="float" office:value="0.153409090909">
            <text:p>0.1534090909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TS</text:p>
          </table:table-cell>
          <table:table-cell office:value-type="float" office:value="0.0511363636364">
            <text:p>0.0511363636</text:p>
          </table:table-cell>
          <table:table-cell office:value-type="float" office:value="0.198863636364">
            <text:p>0.1988636364</text:p>
          </table:table-cell>
          <table:table-cell office:value-type="float" office:value="0.414772727273">
            <text:p>0.4147727273</text:p>
          </table:table-cell>
          <table:table-cell table:number-columns-repeated="5"/>
          <table:table-cell office:value-type="string">
            <text:p>AP_DOPE</text:p>
          </table:table-cell>
          <table:table-cell office:value-type="float" office:value="0.0625">
            <text:p>0.0625</text:p>
          </table:table-cell>
          <table:table-cell office:value-type="float" office:value="0.130681818182">
            <text:p>0.1306818182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6"/>
          <table:table-cell office:value-type="string">
            <text:p>AP_dDFIRE</text:p>
          </table:table-cell>
          <table:table-cell office:value-type="float" office:value="0.0568181818182">
            <text:p>0.0568181818</text:p>
          </table:table-cell>
          <table:table-cell office:value-type="float" office:value="0.198863636364">
            <text:p>0.1988636364</text:p>
          </table:table-cell>
          <table:table-cell office:value-type="float" office:value="0.443181818182">
            <text:p>0.4431818182</text:p>
          </table:table-cell>
          <table:table-cell table:number-columns-repeated="5"/>
          <table:table-cell office:value-type="string">
            <text:p>CP_E3D_CB</text:p>
          </table:table-cell>
          <table:table-cell office:value-type="float" office:value="0.0454545454545">
            <text:p>0.0454545455</text:p>
          </table:table-cell>
          <table:table-cell office:value-type="float" office:value="0.130681818182">
            <text:p>0.1306818182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AP_DOPE</text:p>
          </table:table-cell>
          <table:table-cell office:value-type="float" office:value="0.0625">
            <text:p>0.0625</text:p>
          </table:table-cell>
          <table:table-cell office:value-type="float" office:value="0.130681818182">
            <text:p>0.1306818182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2"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/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5"/>
          <table:table-cell office:value-type="string">
            <text:p>CP_ES3DC_MIN</text:p>
          </table:table-cell>
          <table:table-cell office:value-type="float" office:value="0.0625">
            <text:p>0.0625</text:p>
          </table:table-cell>
          <table:table-cell office:value-type="float" office:value="0.130681818182">
            <text:p>0.1306818182</text:p>
          </table:table-cell>
          <table:table-cell office:value-type="float" office:value="0.363636363636">
            <text:p>0.3636363636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AP_DOPE_HR</text:p>
          </table:table-cell>
          <table:table-cell office:value-type="float" office:value="0.00568181818182">
            <text:p>0.0056818182</text:p>
          </table:table-cell>
          <table:table-cell office:value-type="float" office:value="0.0681818181818">
            <text:p>0.0681818182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85227272727">
            <text:p>0.5852272727</text:p>
          </table:table-cell>
          <table:table-cell/>
          <table:table-cell office:value-type="string">
            <text:p>CP_HLPL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/>
          <table:table-cell office:value-type="string">
            <text:p>HLPL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 table:number-columns-repeated="5"/>
          <table:table-cell office:value-type="string">
            <text:p>CP_ELOCAL_CB</text:p>
          </table:table-cell>
          <table:table-cell office:value-type="float" office:value="0.0454545454545">
            <text:p>0.0454545455</text:p>
          </table:table-cell>
          <table:table-cell office:value-type="float" office:value="0.136363636364">
            <text:p>0.1363636364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AP_DARS</text:p>
          </table:table-cell>
          <table:table-cell office:value-type="float" office:value="0.0454545454545">
            <text:p>0.0454545455</text:p>
          </table:table-cell>
          <table:table-cell office:value-type="float" office:value="0.170454545455">
            <text:p>0.1704545455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85227272727">
            <text:p>0.5852272727</text:p>
          </table:table-cell>
          <table:table-cell/>
          <table:table-cell office:value-type="string">
            <text:p>CP_RMFCA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office:value-type="float" office:value="0.414772727273">
            <text:p>0.4147727273</text:p>
          </table:table-cell>
          <table:table-cell/>
          <table:table-cell office:value-type="string">
            <text:p>Qp</text:p>
          </table:table-cell>
          <table:table-cell office:value-type="float" office:value="0.0738636363636">
            <text:p>0.0738636364</text:p>
          </table:table-cell>
          <table:table-cell office:value-type="float" office:value="0.204545454545">
            <text:p>0.2045454545</text:p>
          </table:table-cell>
          <table:table-cell office:value-type="float" office:value="0.443181818182">
            <text:p>0.4431818182</text:p>
          </table:table-cell>
          <table:table-cell table:number-columns-repeated="5"/>
          <table:table-cell office:value-type="string">
            <text:p>CP_ZS3DC_MIN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80681818182">
            <text:p>0.3806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AP_URS</text:p>
          </table:table-cell>
          <table:table-cell office:value-type="float" office:value="0.0568181818182">
            <text:p>0.0568181818</text:p>
          </table:table-cell>
          <table:table-cell office:value-type="float" office:value="0.125">
            <text:p>0.125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585227272727">
            <text:p>0.5852272727</text:p>
          </table:table-cell>
          <table:table-cell/>
          <table:table-cell office:value-type="string">
            <text:p>CP_TB</text:p>
          </table:table-cell>
          <table:table-cell office:value-type="float" office:value="0.0284090909091">
            <text:p>0.0284090909</text:p>
          </table:table-cell>
          <table:table-cell office:value-type="float" office:value="0.1875">
            <text:p>0.1875</text:p>
          </table:table-cell>
          <table:table-cell office:value-type="float" office:value="0.482954545455">
            <text:p>0.4829545455</text:p>
          </table:table-cell>
          <table:table-cell/>
          <table:table-cell office:value-type="string">
            <text:p>CP_RMFCEN1</text:p>
          </table:table-cell>
          <table:table-cell office:value-type="float" office:value="0.0738636363636">
            <text:p>0.0738636364</text:p>
          </table:table-cell>
          <table:table-cell office:value-type="float" office:value="0.204545454545">
            <text:p>0.2045454545</text:p>
          </table:table-cell>
          <table:table-cell office:value-type="float" office:value="0.477272727273">
            <text:p>0.4772727273</text:p>
          </table:table-cell>
          <table:table-cell table:number-columns-repeated="5"/>
          <table:table-cell office:value-type="string">
            <text:p>TEl</text:p>
          </table:table-cell>
          <table:table-cell office:value-type="float" office:value="0.0170454545455">
            <text:p>0.0170454545</text:p>
          </table:table-cell>
          <table:table-cell office:value-type="float" office:value="0.142045454545">
            <text:p>0.1420454545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AP_MPS</text:p>
          </table:table-cell>
          <table:table-cell office:value-type="float" office:value="0.0397727272727">
            <text:p>0.0397727273</text:p>
          </table:table-cell>
          <table:table-cell office:value-type="float" office:value="0.170454545455">
            <text:p>0.1704545455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585227272727">
            <text:p>0.5852272727</text:p>
          </table:table-cell>
          <table:table-cell/>
          <table:table-cell office:value-type="string">
            <text:p>pydock1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09090909091">
            <text:p>0.4090909091</text:p>
          </table:table-cell>
          <table:table-cell/>
          <table:table-cell office:value-type="string">
            <text:p>CP_DECK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office:value-type="float" office:value="0.443181818182">
            <text:p>0.4431818182</text:p>
          </table:table-cell>
          <table:table-cell table:number-columns-repeated="5"/>
          <table:table-cell office:value-type="string">
            <text:p>MJPL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AP_WENG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585227272727">
            <text:p>0.5852272727</text:p>
          </table:table-cell>
          <table:table-cell/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38636363636">
            <text:p>0.2386363636</text:p>
          </table:table-cell>
          <table:table-cell office:value-type="float" office:value="0.471590909091">
            <text:p>0.4715909091</text:p>
          </table:table-cell>
          <table:table-cell/>
          <table:table-cell office:value-type="string">
            <text:p>AP_PISA</text:p>
          </table:table-cell>
          <table:table-cell office:value-type="float" office:value="0.0625">
            <text:p>0.0625</text:p>
          </table:table-cell>
          <table:table-cell office:value-type="float" office:value="0.232954545455">
            <text:p>0.2329545455</text:p>
          </table:table-cell>
          <table:table-cell office:value-type="float" office:value="0.454545454545">
            <text:p>0.4545454545</text:p>
          </table:table-cell>
          <table:table-cell table:number-columns-repeated="5"/>
          <table:table-cell office:value-type="string">
            <text:p>Qm</text:p>
          </table:table-cell>
          <table:table-cell office:value-type="float" office:value="0.0227272727273">
            <text:p>0.0227272727</text:p>
          </table:table-cell>
          <table:table-cell office:value-type="float" office:value="0.153409090909">
            <text:p>0.1534090909</text:p>
          </table:table-cell>
          <table:table-cell office:value-type="float" office:value="0.380681818182">
            <text:p>0.3806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CP_DECK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  <table:table-cell/>
          <table:table-cell office:value-type="string">
            <text:p>CP_DECK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office:value-type="float" office:value="0.443181818182">
            <text:p>0.4431818182</text:p>
          </table:table-cell>
          <table:table-cell/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38636363636">
            <text:p>0.2386363636</text:p>
          </table:table-cell>
          <table:table-cell office:value-type="float" office:value="0.471590909091">
            <text:p>0.4715909091</text:p>
          </table:table-cell>
          <table:table-cell table:number-columns-repeated="5"/>
          <table:table-cell office:value-type="string">
            <text:p>AP_T1</text:p>
          </table:table-cell>
          <table:table-cell office:value-type="float" office:value="0.0397727272727">
            <text:p>0.0397727273</text:p>
          </table:table-cell>
          <table:table-cell office:value-type="float" office:value="0.153409090909">
            <text:p>0.1534090909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AP_PISA</text:p>
          </table:table-cell>
          <table:table-cell office:value-type="float" office:value="0.0625">
            <text:p>0.0625</text:p>
          </table:table-cell>
          <table:table-cell office:value-type="float" office:value="0.232954545455">
            <text:p>0.2329545455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85227272727">
            <text:p>0.5852272727</text:p>
          </table:table-cell>
          <table:table-cell/>
          <table:table-cell office:value-type="string">
            <text:p>AP_PISA</text:p>
          </table:table-cell>
          <table:table-cell office:value-type="float" office:value="0.0625">
            <text:p>0.0625</text:p>
          </table:table-cell>
          <table:table-cell office:value-type="float" office:value="0.232954545455">
            <text:p>0.2329545455</text:p>
          </table:table-cell>
          <table:table-cell office:value-type="float" office:value="0.454545454545">
            <text:p>0.4545454545</text:p>
          </table:table-cell>
          <table:table-cell/>
          <table:table-cell office:value-type="string">
            <text:p>CP_RMFCA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office:value-type="float" office:value="0.414772727273">
            <text:p>0.4147727273</text:p>
          </table:table-cell>
          <table:table-cell table:number-columns-repeated="5"/>
          <table:table-cell office:value-type="string">
            <text:p>ODA</text:p>
          </table:table-cell>
          <table:table-cell office:value-type="float" office:value="0.0454545454545">
            <text:p>0.0454545455</text:p>
          </table:table-cell>
          <table:table-cell office:value-type="float" office:value="0.159090909091">
            <text:p>0.1590909091</text:p>
          </table:table-cell>
          <table:table-cell office:value-type="float" office:value="0.357954545455">
            <text:p>0.357954545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pydock1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  <table:table-cell table:number-columns-repeated="15"/>
          <table:table-cell office:value-type="string">
            <text:p>BFKV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table:number-columns-repeated="21"/>
          <table:table-cell office:value-type="string">
            <text:p>CP_ELOCAL_MIN</text:p>
          </table:table-cell>
          <table:table-cell office:value-type="float" office:value="0.0454545454545">
            <text:p>0.0454545455</text:p>
          </table:table-cell>
          <table:table-cell office:value-type="float" office:value="0.164772727273">
            <text:p>0.1647727273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17"/>
          <table:table-cell office:value-type="string">
            <text:p>SKOb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table:number-columns-repeated="21"/>
          <table:table-cell office:value-type="string">
            <text:p>AP_DFIRE2</text:p>
          </table:table-cell>
          <table:table-cell office:value-type="float" office:value="0.0568181818182">
            <text:p>0.0568181818</text:p>
          </table:table-cell>
          <table:table-cell office:value-type="float" office:value="0.170454545455">
            <text:p>0.1704545455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17"/>
          <table:table-cell office:value-type="string">
            <text:p>AP_DARS</text:p>
          </table:table-cell>
          <table:table-cell office:value-type="float" office:value="0.0454545454545">
            <text:p>0.0454545455</text:p>
          </table:table-cell>
          <table:table-cell office:value-type="float" office:value="0.170454545455">
            <text:p>0.1704545455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table:number-columns-repeated="8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table:number-columns-repeated="9"/>
          <table:table-cell office:value-type="string">
            <text:p>AP_MPS</text:p>
          </table:table-cell>
          <table:table-cell office:value-type="float" office:value="0.0397727272727">
            <text:p>0.0397727273</text:p>
          </table:table-cell>
          <table:table-cell office:value-type="float" office:value="0.170454545455">
            <text:p>0.1704545455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BFKV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BFKV</text:p>
          </table:table-cell>
          <table:table-cell office:value-type="float" office:value="0.208333333333">
            <text:p>0.2083333333</text:p>
          </table:table-cell>
          <table:table-cell office:value-type="float" office:value="0.160714285714">
            <text:p>0.1607142857</text:p>
          </table:table-cell>
          <table:table-cell office:value-type="float" office:value="0.186440677966">
            <text:p>0.186440678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CP_E3D_MIN</text:p>
          </table:table-cell>
          <table:table-cell office:value-type="float" office:value="0.0681818181818">
            <text:p>0.0681818182</text:p>
          </table:table-cell>
          <table:table-cell office:value-type="float" office:value="0.170454545455">
            <text:p>0.1704545455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BL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table:number-columns-repeated="9"/>
          <table:table-cell office:value-type="string">
            <text:p>BT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BT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BT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169491525424">
            <text:p>0.1694915254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MJ3h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GKS</text:p>
          </table:table-cell>
          <table:table-cell office:value-type="float" office:value="0.125">
            <text:p>0.125</text:p>
          </table:table-cell>
          <table:table-cell office:value-type="float" office:value="0.0535714285714">
            <text:p>0.0535714286</text:p>
          </table:table-cell>
          <table:table-cell office:value-type="float" office:value="0.0677966101695">
            <text:p>0.0677966102</text:p>
          </table:table-cell>
          <table:table-cell office:value-type="float" office:value="0.0384615384615">
            <text:p>0.0384615385</text:p>
          </table:table-cell>
          <table:table-cell table:number-columns-repeated="9"/>
          <table:table-cell office:value-type="string">
            <text:p>pydock1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HLPL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HLPL</text:p>
          </table:table-cell>
          <table:table-cell office:value-type="float" office:value="0.375">
            <text:p>0.375</text:p>
          </table:table-cell>
          <table:table-cell office:value-type="float" office:value="0.232142857143">
            <text:p>0.2321428571</text:p>
          </table:table-cell>
          <table:table-cell office:value-type="float" office:value="0.169491525424">
            <text:p>0.1694915254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PYDOCK_TOT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0338983050847">
            <text:p>0.0338983051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string">
            <text:p>AP_DCOMPLEX</text:p>
          </table:table-cell>
          <table:table-cell office:value-type="float" office:value="0.0454545454545">
            <text:p>0.0454545455</text:p>
          </table:table-cell>
          <table:table-cell office:value-type="float" office:value="0.1875">
            <text:p>0.1875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2h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MJ2h</text:p>
          </table:table-cell>
          <table:table-cell office:value-type="float" office:value="0.333333333333">
            <text:p>0.3333333333</text:p>
          </table:table-cell>
          <table:table-cell office:value-type="float" office:value="0.25">
            <text:p>0.25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CP_RMFCEN2</text:p>
          </table:table-cell>
          <table:table-cell office:value-type="float" office:value="0.0681818181818">
            <text:p>0.0681818182</text:p>
          </table:table-cell>
          <table:table-cell office:value-type="float" office:value="0.1875">
            <text:p>0.1875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MJ2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table:number-columns-repeated="9"/>
          <table:table-cell office:value-type="string">
            <text:p>CP_TB</text:p>
          </table:table-cell>
          <table:table-cell office:value-type="float" office:value="0.0284090909091">
            <text:p>0.0284090909</text:p>
          </table:table-cell>
          <table:table-cell office:value-type="float" office:value="0.1875">
            <text:p>0.1875</text:p>
          </table:table-cell>
          <table:table-cell office:value-type="float" office:value="0.482954545455">
            <text:p>0.482954545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3h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MJ3h</text:p>
          </table:table-cell>
          <table:table-cell office:value-type="float" office:value="0.291666666667">
            <text:p>0.2916666667</text:p>
          </table:table-cell>
          <table:table-cell office:value-type="float" office:value="0.196428571429">
            <text:p>0.1964285714</text:p>
          </table:table-cell>
          <table:table-cell office:value-type="float" office:value="0.169491525424">
            <text:p>0.1694915254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CP_SKOIP</text:p>
          </table:table-cell>
          <table:table-cell office:value-type="float" office:value="0.0397727272727">
            <text:p>0.0397727273</text:p>
          </table:table-cell>
          <table:table-cell office:value-type="float" office:value="0.193181818182">
            <text:p>0.1931818182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JPL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708333333333">
            <text:p>0.70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MJPL</text:p>
          </table:table-cell>
          <table:table-cell office:value-type="float" office:value="0.25">
            <text:p>0.25</text:p>
          </table:table-cell>
          <table:table-cell office:value-type="float" office:value="0.196428571429">
            <text:p>0.1964285714</text:p>
          </table:table-cell>
          <table:table-cell office:value-type="float" office:value="0.135593220339">
            <text:p>0.1355932203</text:p>
          </table:table-cell>
          <table:table-cell office:value-type="float" office:value="0.0384615384615">
            <text:p>0.0384615385</text:p>
          </table:table-cell>
          <table:table-cell table:number-columns-repeated="9"/>
          <table:table-cell office:value-type="string">
            <text:p>AP_GOAP_DF</text:p>
          </table:table-cell>
          <table:table-cell office:value-type="float" office:value="0.0738636363636">
            <text:p>0.0738636364</text:p>
          </table:table-cell>
          <table:table-cell office:value-type="float" office:value="0.193181818182">
            <text:p>0.1931818182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SBM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MSBM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338983050847">
            <text:p>0.0338983051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string">
            <text:p>MJ2h</text:p>
          </table:table-cell>
          <table:table-cell office:value-type="float" office:value="0.0738636363636">
            <text:p>0.0738636364</text:p>
          </table:table-cell>
          <table:table-cell office:value-type="float" office:value="0.198863636364">
            <text:p>0.1988636364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MS</text:p>
          </table:table-cell>
          <table:table-cell office:value-type="float" office:value="0.125">
            <text:p>0.125</text:p>
          </table:table-cell>
          <table:table-cell office:value-type="float" office:value="0.160714285714">
            <text:p>0.1607142857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table:number-columns-repeated="9"/>
          <table:table-cell office:value-type="string">
            <text:p>TD</text:p>
          </table:table-cell>
          <table:table-cell office:value-type="float" office:value="0.0454545454545">
            <text:p>0.045454545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Qa</text:p>
          </table:table-cell>
          <table:table-cell office:value-type="float" office:value="0.208333333333">
            <text:p>0.2083333333</text:p>
          </table:table-cell>
          <table:table-cell office:value-type="float" office:value="0.107142857143">
            <text:p>0.1071428571</text:p>
          </table:table-cell>
          <table:table-cell office:value-type="float" office:value="0.118644067797">
            <text:p>0.1186440678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TS</text:p>
          </table:table-cell>
          <table:table-cell office:value-type="float" office:value="0.0511363636364">
            <text:p>0.0511363636</text:p>
          </table:table-cell>
          <table:table-cell office:value-type="float" office:value="0.198863636364">
            <text:p>0.1988636364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Qm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Qm</text:p>
          </table:table-cell>
          <table:table-cell office:value-type="float" office:value="0.25">
            <text:p>0.25</text:p>
          </table:table-cell>
          <table:table-cell office:value-type="float" office:value="0.196428571429">
            <text:p>0.1964285714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AP_dDFIRE</text:p>
          </table:table-cell>
          <table:table-cell office:value-type="float" office:value="0.0568181818182">
            <text:p>0.0568181818</text:p>
          </table:table-cell>
          <table:table-cell office:value-type="float" office:value="0.198863636364">
            <text:p>0.1988636364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Qp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708333333333">
            <text:p>0.70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Qp</text:p>
          </table:table-cell>
          <table:table-cell office:value-type="float" office:value="0.333333333333">
            <text:p>0.3333333333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RO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RO</text:p>
          </table:table-cell>
          <table:table-cell office:value-type="float" office:value="0.125">
            <text:p>0.125</text:p>
          </table:table-cell>
          <table:table-cell office:value-type="float" office:value="0.107142857143">
            <text:p>0.1071428571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table:number-columns-repeated="9"/>
          <table:table-cell office:value-type="string">
            <text:p>HLPL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SJKG</text:p>
          </table:table-cell>
          <table:table-cell office:value-type="float" office:value="0.166666666667">
            <text:p>0.1666666667</text:p>
          </table:table-cell>
          <table:table-cell office:value-type="float" office:value="0.125">
            <text:p>0.125</text:p>
          </table:table-cell>
          <table:table-cell office:value-type="float" office:value="0.0847457627119">
            <text:p>0.0847457627</text:p>
          </table:table-cell>
          <table:table-cell office:value-type="float" office:value="0.0769230769231">
            <text:p>0.0769230769</text:p>
          </table:table-cell>
          <table:table-cell table:number-columns-repeated="9"/>
          <table:table-cell office:value-type="string">
            <text:p>Qp</text:p>
          </table:table-cell>
          <table:table-cell office:value-type="float" office:value="0.0738636363636">
            <text:p>0.0738636364</text:p>
          </table:table-cell>
          <table:table-cell office:value-type="float" office:value="0.204545454545">
            <text:p>0.2045454545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SKOa</text:p>
          </table:table-cell>
          <table:table-cell office:value-type="float" office:value="0.0833333333333">
            <text:p>0.0833333333</text:p>
          </table:table-cell>
          <table:table-cell office:value-type="float" office:value="0.107142857143">
            <text:p>0.1071428571</text:p>
          </table:table-cell>
          <table:table-cell office:value-type="float" office:value="0.0847457627119">
            <text:p>0.0847457627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CP_RMFCEN1</text:p>
          </table:table-cell>
          <table:table-cell office:value-type="float" office:value="0.0738636363636">
            <text:p>0.0738636364</text:p>
          </table:table-cell>
          <table:table-cell office:value-type="float" office:value="0.204545454545">
            <text:p>0.2045454545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SKOb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SKOb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CP_DECK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office:value-type="float" office:value="0.443181818182">
            <text:p>0.4431818182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3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TD</text:p>
          </table:table-cell>
          <table:table-cell office:value-type="float" office:value="0.291666666667">
            <text:p>0.2916666667</text:p>
          </table:table-cell>
          <table:table-cell office:value-type="float" office:value="0.25">
            <text:p>0.25</text:p>
          </table:table-cell>
          <table:table-cell office:value-type="float" office:value="0.186440677966">
            <text:p>0.186440678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AP_PISA</text:p>
          </table:table-cell>
          <table:table-cell office:value-type="float" office:value="0.0625">
            <text:p>0.0625</text:p>
          </table:table-cell>
          <table:table-cell office:value-type="float" office:value="0.232954545455">
            <text:p>0.2329545455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TEl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TEl</text:p>
          </table:table-cell>
          <table:table-cell office:value-type="float" office:value="0.291666666667">
            <text:p>0.2916666667</text:p>
          </table:table-cell>
          <table:table-cell office:value-type="float" office:value="0.142857142857">
            <text:p>0.1428571429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table:number-columns-repeated="9"/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38636363636">
            <text:p>0.2386363636</text:p>
          </table:table-cell>
          <table:table-cell office:value-type="float" office:value="0.471590909091">
            <text:p>0.4715909091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2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TEs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table:number-columns-repeated="9"/>
          <table:table-cell office:value-type="string">
            <text:p>CP_RMFCA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585227272727">
            <text:p>0.5852272727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TS</text:p>
          </table:table-cell>
          <table:table-cell office:value-type="float" office:value="0.375">
            <text:p>0.375</text:p>
          </table:table-cell>
          <table:table-cell office:value-type="float" office:value="0.232142857143">
            <text:p>0.2321428571</text:p>
          </table:table-cell>
          <table:table-cell office:value-type="float" office:value="0.186440677966">
            <text:p>0.186440678</text:p>
          </table:table-cell>
          <table:table-cell office:value-type="float" office:value="0.0384615384615">
            <text:p>0.0384615385</text:p>
          </table:table-cell>
          <table:table-cell table:number-columns-repeated="15"/>
        </table:table-row>
        <table:table-row table:style-name="ro1">
          <table:table-cell office:value-type="string">
            <text:p>VD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VD</text:p>
          </table:table-cell>
          <table:table-cell office:value-type="float" office:value="0.166666666667">
            <text:p>0.1666666667</text:p>
          </table:table-cell>
          <table:table-cell office:value-type="float" office:value="0.0535714285714">
            <text:p>0.0535714286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CP_SKOIP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CP_SKOIP</text:p>
          </table:table-cell>
          <table:table-cell office:value-type="float" office:value="0.25">
            <text:p>0.25</text:p>
          </table:table-cell>
          <table:table-cell office:value-type="float" office:value="0.232142857143">
            <text:p>0.2321428571</text:p>
          </table:table-cell>
          <table:table-cell office:value-type="float" office:value="0.186440677966">
            <text:p>0.186440678</text:p>
          </table:table-cell>
          <table:table-cell office:value-type="float" office:value="0.153846153846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AP_DCOMPLEX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DCOMPLEX</text:p>
          </table:table-cell>
          <table:table-cell office:value-type="float" office:value="0.291666666667">
            <text:p>0.2916666667</text:p>
          </table:table-cell>
          <table:table-cell office:value-type="float" office:value="0.267857142857">
            <text:p>0.2678571429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table:number-columns-repeated="15"/>
        </table:table-row>
        <table:table-row table:style-name="ro1">
          <table:table-cell office:value-type="string">
            <text:p>AP_dDFIRE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dDFIRE</text:p>
          </table:table-cell>
          <table:table-cell office:value-type="float" office:value="0.333333333333">
            <text:p>0.3333333333</text:p>
          </table:table-cell>
          <table:table-cell office:value-type="float" office:value="0.267857142857">
            <text:p>0.2678571429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AP_DFIRE2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DFIRE2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office:value-type="float" office:value="0.0384615384615">
            <text:p>0.0384615385</text:p>
          </table:table-cell>
          <table:table-cell table:number-columns-repeated="15"/>
        </table:table-row>
        <table:table-row table:style-name="ro1">
          <table:table-cell office:value-type="string">
            <text:p>CP_RMFCEN1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708333333333">
            <text:p>0.70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CP_RMFCEN1</text:p>
          </table:table-cell>
          <table:table-cell office:value-type="float" office:value="0.333333333333">
            <text:p>0.3333333333</text:p>
          </table:table-cell>
          <table:table-cell office:value-type="float" office:value="0.285714285714">
            <text:p>0.2857142857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CP_RMFCEN2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CP_RMFCEN2</text:p>
          </table:table-cell>
          <table:table-cell office:value-type="float" office:value="0.291666666667">
            <text:p>0.2916666667</text:p>
          </table:table-cell>
          <table:table-cell office:value-type="float" office:value="0.267857142857">
            <text:p>0.2678571429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CP_RMFCA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CP_RMFCA</text:p>
          </table:table-cell>
          <table:table-cell table:number-columns-repeated="19"/>
        </table:table-row>
        <table:table-row table:style-name="ro1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91666666667">
            <text:p>0.791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CP_TB</text:p>
          </table:table-cell>
          <table:table-cell table:number-columns-repeated="19"/>
        </table:table-row>
        <table:table-row table:style-name="ro1"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CP_TSC</text:p>
          </table:table-cell>
          <table:table-cell table:number-columns-repeated="19"/>
        </table:table-row>
        <table:table-row table:style-name="ro1"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08333333333">
            <text:p>0.70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T1</text:p>
          </table:table-cell>
          <table:table-cell office:value-type="float" office:value="0.25">
            <text:p>0.25</text:p>
          </table:table-cell>
          <table:table-cell office:value-type="float" office:value="0.160714285714">
            <text:p>0.1607142857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AP_T2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T2</text:p>
          </table:table-cell>
          <table:table-cell office:value-type="float" office:value="0.333333333333">
            <text:p>0.3333333333</text:p>
          </table:table-cell>
          <table:table-cell office:value-type="float" office:value="0.214285714286">
            <text:p>0.2142857143</text:p>
          </table:table-cell>
          <table:table-cell office:value-type="float" office:value="0.203389830508">
            <text:p>0.2033898305</text:p>
          </table:table-cell>
          <table:table-cell office:value-type="float" office:value="0.115384615385">
            <text:p>0.1153846154</text:p>
          </table:table-cell>
          <table:table-cell table:number-columns-repeated="15"/>
        </table:table-row>
        <table:table-row table:style-name="ro1">
          <table:table-cell office:value-type="string">
            <text:p>AP_DOPE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708333333333">
            <text:p>0.70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DOPE</text:p>
          </table:table-cell>
          <table:table-cell office:value-type="float" office:value="0.208333333333">
            <text:p>0.2083333333</text:p>
          </table:table-cell>
          <table:table-cell office:value-type="float" office:value="0.196428571429">
            <text:p>0.1964285714</text:p>
          </table:table-cell>
          <table:table-cell office:value-type="float" office:value="0.0677966101695">
            <text:p>0.0677966102</text:p>
          </table:table-cell>
          <table:table-cell office:value-type="float" office:value="0.0769230769231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AP_DOPE_HR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DOPE_HR</text:p>
          </table:table-cell>
          <table:table-cell office:value-type="float" office:value="0.0833333333333">
            <text:p>0.0833333333</text:p>
          </table:table-cell>
          <table:table-cell office:value-type="float" office:value="0.0714285714286">
            <text:p>0.0714285714</text:p>
          </table:table-cell>
          <table:table-cell office:value-type="float" office:value="0.101694915254">
            <text:p>0.1016949153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3">
          <table:table-cell office:value-type="string">
            <text:p>AP_DARS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DARS</text:p>
          </table:table-cell>
          <table:table-cell office:value-type="float" office:value="0.208333333333">
            <text:p>0.2083333333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table:number-columns-repeated="2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table:number-columns-repeated="8"/>
        </table:table-row>
        <table:table-row table:style-name="ro3">
          <table:table-cell office:value-type="string">
            <text:p>AP_URS</text:p>
          </table:table-cell>
          <table:table-cell office:value-type="float" office:value="0.125">
            <text:p>0.125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URS</text:p>
          </table:table-cell>
          <table:table-cell office:value-type="float" office:value="0.166666666667">
            <text:p>0.1666666667</text:p>
          </table:table-cell>
          <table:table-cell office:value-type="float" office:value="0.232142857143">
            <text:p>0.2321428571</text:p>
          </table:table-cell>
          <table:table-cell office:value-type="float" office:value="0.0508474576271">
            <text:p>0.0508474576</text:p>
          </table:table-cell>
          <table:table-cell office:value-type="float" office:value="0.0769230769231">
            <text:p>0.0769230769</text:p>
          </table:table-cell>
          <table:table-cell/>
          <table:table-cell office:value-type="string">
            <text:p>CP_HLPL</text:p>
          </table:table-cell>
          <table:table-cell office:value-type="float" office:value="0.375">
            <text:p>0.375</text:p>
          </table:table-cell>
          <table:table-cell office:value-type="float" office:value="0.232142857143">
            <text:p>0.2321428571</text:p>
          </table:table-cell>
          <table:table-cell office:value-type="float" office:value="0.169491525424">
            <text:p>0.1694915254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8"/>
        </table:table-row>
        <table:table-row table:style-name="ro3">
          <table:table-cell office:value-type="string">
            <text:p>AP_MPS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MPS</text:p>
          </table:table-cell>
          <table:table-cell office:value-type="float" office:value="0.375">
            <text:p>0.375</text:p>
          </table:table-cell>
          <table:table-cell office:value-type="float" office:value="0.142857142857">
            <text:p>0.1428571429</text:p>
          </table:table-cell>
          <table:table-cell office:value-type="float" office:value="0.169491525424">
            <text:p>0.1694915254</text:p>
          </table:table-cell>
          <table:table-cell office:value-type="float" office:value="0.0384615384615">
            <text:p>0.0384615385</text:p>
          </table:table-cell>
          <table:table-cell/>
          <table:table-cell office:value-type="string">
            <text:p>CP_RMFCA</text:p>
          </table:table-cell>
          <table:table-cell office:value-type="float" office:value="0.416666666667">
            <text:p>0.4166666667</text:p>
          </table:table-cell>
          <table:table-cell office:value-type="float" office:value="0.267857142857">
            <text:p>0.2678571429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8"/>
        </table:table-row>
        <table:table-row table:style-name="ro3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WENG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/>
          <table:table-cell office:value-type="string">
            <text:p>CP_TB</text:p>
          </table:table-cell>
          <table:table-cell office:value-type="float" office:value="0.375">
            <text:p>0.375</text:p>
          </table:table-cell>
          <table:table-cell office:value-type="float" office:value="0.267857142857">
            <text:p>0.2678571429</text:p>
          </table:table-cell>
          <table:table-cell office:value-type="float" office:value="0.101694915254">
            <text:p>0.1016949153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CP_DECK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CP_DECK</text:p>
          </table:table-cell>
          <table:table-cell table:number-columns-repeated="5"/>
          <table:table-cell office:value-type="string">
            <text:p>pydock1</text:p>
          </table:table-cell>
          <table:table-cell office:value-type="float" office:value="0.416666666667">
            <text:p>0.4166666667</text:p>
          </table:table-cell>
          <table:table-cell office:value-type="float" office:value="0.25">
            <text:p>0.25</text:p>
          </table:table-cell>
          <table:table-cell office:value-type="float" office:value="0.101694915254">
            <text:p>0.1016949153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AP_PISA</text:p>
          </table:table-cell>
          <table:table-cell office:value-type="float" office:value="0.166666666667">
            <text:p>0.1666666667</text:p>
          </table:table-cell>
          <table:table-cell office:value-type="float" office:value="0.416666666667">
            <text:p>0.4166666667</text:p>
          </table:table-cell>
          <table:table-cell office:value-type="float" office:value="0.708333333333">
            <text:p>0.7083333333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AP_PISA</text:p>
          </table:table-cell>
          <table:table-cell table:number-columns-repeated="5"/>
          <table:table-cell office:value-type="string">
            <text:p>CP_TSC</text:p>
          </table:table-cell>
          <table:table-cell office:value-type="float" office:value="0.5">
            <text:p>0.5</text:p>
          </table:table-cell>
          <table:table-cell office:value-type="float" office:value="0.303571428571">
            <text:p>0.3035714286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pydock1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833333333333">
            <text:p>0.8333333333</text:p>
          </table:table-cell>
          <table:table-cell/>
          <table:table-cell office:value-type="string">
            <text:p>pydock1</text:p>
          </table:table-cell>
          <table:table-cell table:number-columns-repeated="5"/>
          <table:table-cell office:value-type="string">
            <text:p>CP_DECK</text:p>
          </table:table-cell>
          <table:table-cell office:value-type="float" office:value="0.541666666667">
            <text:p>0.5416666667</text:p>
          </table:table-cell>
          <table:table-cell office:value-type="float" office:value="0.267857142857">
            <text:p>0.2678571429</text:p>
          </table:table-cell>
          <table:table-cell office:value-type="float" office:value="0.203389830508">
            <text:p>0.2033898305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table:number-columns-repeated="13"/>
          <table:table-cell office:value-type="string">
            <text:p>AP_PISA</text:p>
          </table:table-cell>
          <table:table-cell office:value-type="float" office:value="0.416666666667">
            <text:p>0.4166666667</text:p>
          </table:table-cell>
          <table:table-cell office:value-type="float" office:value="0.25">
            <text:p>0.25</text:p>
          </table:table-cell>
          <table:table-cell office:value-type="float" office:value="0.254237288136">
            <text:p>0.2542372881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top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714285714286">
            <text:p>0.0714285714</text:p>
          </table:table-cell>
          <table:table-cell office:value-type="float" office:value="0.160714285714">
            <text:p>0.1607142857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.0178571428571">
            <text:p>0.0178571429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.0178571428571">
            <text:p>0.0178571429</text:p>
          </table:table-cell>
          <table:table-cell office:value-type="float" office:value="0.0535714285714">
            <text:p>0.0535714286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178571428571">
            <text:p>0.0178571429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892857142857">
            <text:p>0.0892857143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0535714285714">
            <text:p>0.0535714286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178571428571">
            <text:p>0.0178571429</text:p>
          </table:table-cell>
          <table:table-cell office:value-type="float" office:value="0.107142857143">
            <text:p>0.1071428571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535714285714">
            <text:p>0.0535714286</text:p>
          </table:table-cell>
          <table:table-cell office:value-type="float" office:value="0.25">
            <text:p>0.25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0178571428571">
            <text:p>0.0178571429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714285714286">
            <text:p>0.0714285714</text:p>
          </table:table-cell>
          <table:table-cell office:value-type="float" office:value="0.232142857143">
            <text:p>0.2321428571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.0357142857143">
            <text:p>0.0357142857</text:p>
          </table:table-cell>
          <table:table-cell office:value-type="float" office:value="0.0535714285714">
            <text:p>0.0535714286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357142857143">
            <text:p>0.0357142857</text:p>
          </table:table-cell>
          <table:table-cell office:value-type="float" office:value="0.232142857143">
            <text:p>0.232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0357142857143">
            <text:p>0.0357142857</text:p>
          </table:table-cell>
          <table:table-cell office:value-type="float" office:value="0.267857142857">
            <text:p>0.2678571429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714285714286">
            <text:p>0.0714285714</text:p>
          </table:table-cell>
          <table:table-cell office:value-type="float" office:value="0.267857142857">
            <text:p>0.2678571429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142857142857">
            <text:p>0.1428571429</text:p>
          </table:table-cell>
          <table:table-cell office:value-type="float" office:value="0.267857142857">
            <text:p>0.2678571429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107142857143">
            <text:p>0.1071428571</text:p>
          </table:table-cell>
          <table:table-cell office:value-type="float" office:value="0.267857142857">
            <text:p>0.2678571429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357142857143">
            <text:p>0.0357142857</text:p>
          </table:table-cell>
          <table:table-cell office:value-type="float" office:value="0.267857142857">
            <text:p>0.2678571429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714285714286">
            <text:p>0.0714285714</text:p>
          </table:table-cell>
          <table:table-cell office:value-type="float" office:value="0.303571428571">
            <text:p>0.3035714286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178571428571">
            <text:p>0.0178571429</text:p>
          </table:table-cell>
          <table:table-cell office:value-type="float" office:value="0.160714285714">
            <text:p>0.1607142857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107142857143">
            <text:p>0.1071428571</text:p>
          </table:table-cell>
          <table:table-cell office:value-type="float" office:value="0.267857142857">
            <text:p>0.2678571429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0535714285714">
            <text:p>0.0535714286</text:p>
          </table:table-cell>
          <table:table-cell office:value-type="float" office:value="0.25">
            <text:p>0.25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top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677966101695">
            <text:p>0.0677966102</text:p>
          </table:table-cell>
          <table:table-cell office:value-type="float" office:value="0.186440677966">
            <text:p>0.186440678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.0169491525424">
            <text:p>0.0169491525</text:p>
          </table:table-cell>
          <table:table-cell office:value-type="float" office:value="0.0847457627119">
            <text:p>0.0847457627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101694915254">
            <text:p>0.1016949153</text:p>
          </table:table-cell>
          <table:table-cell office:value-type="float" office:value="0.169491525424">
            <text:p>0.1694915254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52542372881">
            <text:p>0.1525423729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322033898305">
            <text:p>0.3220338983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0677966101695">
            <text:p>0.0677966102</text:p>
          </table:table-cell>
          <table:table-cell office:value-type="float" office:value="0.169491525424">
            <text:p>0.1694915254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28813559322">
            <text:p>0.2881355932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118644067797">
            <text:p>0.1186440678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18644067797">
            <text:p>0.1186440678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677966101695">
            <text:p>0.0677966102</text:p>
          </table:table-cell>
          <table:table-cell office:value-type="float" office:value="0.0847457627119">
            <text:p>0.0847457627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508474576271">
            <text:p>0.0508474576</text:p>
          </table:table-cell>
          <table:table-cell office:value-type="float" office:value="0.0847457627119">
            <text:p>0.0847457627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508474576271">
            <text:p>0.0508474576</text:p>
          </table:table-cell>
          <table:table-cell office:value-type="float" office:value="0.0847457627119">
            <text:p>0.0847457627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35593220339">
            <text:p>0.1355932203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35593220339">
            <text:p>0.1355932203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677966101695">
            <text:p>0.0677966102</text:p>
          </table:table-cell>
          <table:table-cell office:value-type="float" office:value="0.169491525424">
            <text:p>0.1694915254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677966101695">
            <text:p>0.0677966102</text:p>
          </table:table-cell>
          <table:table-cell office:value-type="float" office:value="0.186440677966">
            <text:p>0.186440678</text:p>
          </table:table-cell>
          <table:table-cell office:value-type="float" office:value="0.559322033898">
            <text:p>0.5593220339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338983050847">
            <text:p>0.0338983051</text:p>
          </table:table-cell>
          <table:table-cell office:value-type="float" office:value="0.169491525424">
            <text:p>0.1694915254</text:p>
          </table:table-cell>
          <table:table-cell office:value-type="float" office:value="0.525423728814">
            <text:p>0.5254237288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847457627119">
            <text:p>0.0847457627</text:p>
          </table:table-cell>
          <table:table-cell office:value-type="float" office:value="0.254237288136">
            <text:p>0.2542372881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338983050847">
            <text:p>0.0338983051</text:p>
          </table:table-cell>
          <table:table-cell office:value-type="float" office:value="0.169491525424">
            <text:p>0.1694915254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508474576271">
            <text:p>0.0508474576</text:p>
          </table:table-cell>
          <table:table-cell office:value-type="float" office:value="0.203389830508">
            <text:p>0.2033898305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338983050847">
            <text:p>0.0338983051</text:p>
          </table:table-cell>
          <table:table-cell office:value-type="float" office:value="0.0677966101695">
            <text:p>0.0677966102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101694915254">
            <text:p>0.1016949153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169491525424">
            <text:p>0.0169491525</text:p>
          </table:table-cell>
          <table:table-cell office:value-type="float" office:value="0.0508474576271">
            <text:p>0.0508474576</text:p>
          </table:table-cell>
          <table:table-cell office:value-type="float" office:value="0.271186440678">
            <text:p>0.2711864407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169491525424">
            <text:p>0.0169491525</text:p>
          </table:table-cell>
          <table:table-cell office:value-type="float" office:value="0.169491525424">
            <text:p>0.1694915254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0847457627119">
            <text:p>0.0847457627</text:p>
          </table:table-cell>
          <table:table-cell office:value-type="float" office:value="0.203389830508">
            <text:p>0.2033898305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0677966101695">
            <text:p>0.0677966102</text:p>
          </table:table-cell>
          <table:table-cell office:value-type="float" office:value="0.254237288136">
            <text:p>0.2542372881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4406779661">
            <text:p>0.644067796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top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15384615385">
            <text:p>0.1153846154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384615384615">
            <text:p>0.384615384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table:number-columns-repeated="3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3">
          <table:table-cell office:value-type="string">
            <text:p>M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CP_RMFCA</text:p>
          </table:table-cell>
          <table:table-cell office:value-type="float" office:value="0.0909090909091">
            <text:p>0.0909090909</text:p>
          </table:table-cell>
          <table:table-cell table:number-columns-repeated="18"/>
        </table:table-row>
        <table:table-row table:style-name="ro4">
          <table:table-cell office:value-type="string">
            <text:p>Q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pydock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4">
          <table:table-cell office:value-type="string">
            <text:p>Qp</text:p>
          </table:table-cell>
          <table:table-cell table:number-columns-repeated="3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3">
          <table:table-cell office:value-type="string">
            <text:p>R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3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/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table:number-columns-repeated="3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table:number-columns-repeated="4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>
            <text:p>strong</text:p>
          </table:table-cell>
          <table:table-cell office:value-type="string">
            <text:p>medium</text:p>
          </table:table-cell>
          <table:table-cell office:value-type="string">
            <text:p>weak</text:p>
          </table:table-cell>
          <table:table-cell table:number-columns-repeated="16"/>
        </table:table-row>
        <table:table-row table:style-name="ro1">
          <table:table-cell office:value-type="string">
            <text:p>BFKV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BFKV</text:p>
          </table:table-cell>
          <table:table-cell office:value-type="float" office:value="0.142857142857">
            <text:p>0.1428571429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BL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BL</text:p>
          </table:table-cell>
          <table:table-cell office:value-type="float" office:value="0.107142857143">
            <text:p>0.1071428571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BT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BT</text:p>
          </table:table-cell>
          <table:table-cell office:value-type="float" office:value="0.214285714286">
            <text:p>0.2142857143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16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GKS</text:p>
          </table:table-cell>
          <table:table-cell office:value-type="float" office:value="0.0357142857143">
            <text:p>0.0357142857</text:p>
          </table:table-cell>
          <table:table-cell office:value-type="float" office:value="0.0487804878049">
            <text:p>0.048780487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3">
          <table:table-cell office:value-type="string">
            <text:p>HLPL</text:p>
          </table:table-cell>
          <table:table-cell office:value-type="float" office:value="0.121951219512">
            <text:p>0.1219512195</text:p>
          </table:table-cell>
          <table:table-cell office:value-type="float" office:value="0.243902439024">
            <text:p>0.243902439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HLPL</text:p>
          </table:table-cell>
          <table:table-cell table:number-columns-repeated="19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512195122">
            <text:p>0.195121951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MJ1</text:p>
          </table:table-cell>
          <table:table-cell table:number-columns-repeated="3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MJ2h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MJ2h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MJ2</text:p>
          </table:table-cell>
          <table:table-cell office:value-type="float" office:value="0.0714285714286">
            <text:p>0.0714285714</text:p>
          </table:table-cell>
          <table:table-cell office:value-type="float" office:value="0.0487804878049">
            <text:p>0.0487804878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MJ3h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MJ3h</text:p>
          </table:table-cell>
          <table:table-cell office:value-type="float" office:value="0.25">
            <text:p>0.25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MJPL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MJPL</text:p>
          </table:table-cell>
          <table:table-cell office:value-type="float" office:value="0.214285714286">
            <text:p>0.2142857143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MSBM</text:p>
          </table:table-cell>
          <table:table-cell office:value-type="float" office:value="0.107142857143">
            <text:p>0.1071428571</text:p>
          </table:table-cell>
          <table:table-cell office:value-type="float" office:value="0.0487804878049">
            <text:p>0.0487804878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MS</text:p>
          </table:table-cell>
          <table:table-cell office:value-type="float" office:value="0.0714285714286">
            <text:p>0.0714285714</text:p>
          </table:table-cell>
          <table:table-cell office:value-type="float" office:value="0.0243902439024">
            <text:p>0.0243902439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Qa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Qa</text:p>
          </table:table-cell>
          <table:table-cell office:value-type="float" office:value="0.178571428571">
            <text:p>0.1785714286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Qm</text:p>
          </table:table-cell>
          <table:table-cell office:value-type="float" office:value="0.285714285714">
            <text:p>0.2857142857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Qp</text:p>
          </table:table-cell>
          <table:table-cell office:value-type="float" office:value="0.0975609756098">
            <text:p>0.0975609756</text:p>
          </table:table-cell>
          <table:table-cell office:value-type="float" office:value="0.170731707317">
            <text:p>0.1707317073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Qp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RO</text:p>
          </table:table-cell>
          <table:table-cell office:value-type="float" office:value="0.0975609756098">
            <text:p>0.0975609756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SJKG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SJKG</text:p>
          </table:table-cell>
          <table:table-cell office:value-type="float" office:value="0.0714285714286">
            <text:p>0.0714285714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SKOa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SKOa</text:p>
          </table:table-cell>
          <table:table-cell office:value-type="float" office:value="0.0714285714286">
            <text:p>0.0714285714</text:p>
          </table:table-cell>
          <table:table-cell office:value-type="float" office:value="0.170731707317">
            <text:p>0.1707317073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SKOb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SKOb</text:p>
          </table:table-cell>
          <table:table-cell office:value-type="float" office:value="0.25">
            <text:p>0.25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TD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TD</text:p>
          </table:table-cell>
          <table:table-cell office:value-type="float" office:value="0.285714285714">
            <text:p>0.2857142857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TEl</text:p>
          </table:table-cell>
          <table:table-cell office:value-type="float" office:value="0.178571428571">
            <text:p>0.1785714286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16"/>
        </table:table-row>
        <table:table-row table:style-name="ro1">
          <table:table-cell office:value-type="string">
            <text:p>TEs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TEs</text:p>
          </table:table-cell>
          <table:table-cell office:value-type="float" office:value="0.0714285714286">
            <text:p>0.0714285714</text:p>
          </table:table-cell>
          <table:table-cell office:value-type="float" office:value="0.0731707317073">
            <text:p>0.0731707317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TS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TS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VD</text:p>
          </table:table-cell>
          <table:table-cell office:value-type="float" office:value="0.0714285714286">
            <text:p>0.0714285714</text:p>
          </table:table-cell>
          <table:table-cell office:value-type="float" office:value="0.121951219512">
            <text:p>0.1219512195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CP_SKOIP</text:p>
          </table:table-cell>
          <table:table-cell office:value-type="float" office:value="0.0487804878049">
            <text:p>0.0487804878</text:p>
          </table:table-cell>
          <table:table-cell office:value-type="float" office:value="0.219512195122">
            <text:p>0.2195121951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CP_SKOIP</text:p>
          </table:table-cell>
          <table:table-cell office:value-type="float" office:value="0.25">
            <text:p>0.25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AP_DCOMPLEX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DCOMPLEX</text:p>
          </table:table-cell>
          <table:table-cell office:value-type="float" office:value="0.178571428571">
            <text:p>0.1785714286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AP_dDFIRE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487804878049">
            <text:p>0.487804878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dDFIRE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AP_DFIRE2</text:p>
          </table:table-cell>
          <table:table-cell office:value-type="float" office:value="0.0975609756098">
            <text:p>0.0975609756</text:p>
          </table:table-cell>
          <table:table-cell office:value-type="float" office:value="0.121951219512">
            <text:p>0.1219512195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DFIRE2</text:p>
          </table:table-cell>
          <table:table-cell office:value-type="float" office:value="0.285714285714">
            <text:p>0.2857142857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CP_RMFCEN1</text:p>
          </table:table-cell>
          <table:table-cell office:value-type="float" office:value="0.0975609756098">
            <text:p>0.0975609756</text:p>
          </table:table-cell>
          <table:table-cell office:value-type="float" office:value="0.146341463415">
            <text:p>0.1463414634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CP_RMFCEN1</text:p>
          </table:table-cell>
          <table:table-cell office:value-type="float" office:value="0.321428571429">
            <text:p>0.3214285714</text:p>
          </table:table-cell>
          <table:table-cell office:value-type="float" office:value="0.146341463415">
            <text:p>0.1463414634</text:p>
          </table:table-cell>
          <table:table-cell office:value-type="float" office:value="0.25">
            <text:p>0.25</text:p>
          </table:table-cell>
          <table:table-cell table:number-columns-repeated="16"/>
        </table:table-row>
        <table:table-row table:style-name="ro1">
          <table:table-cell office:value-type="string">
            <text:p>CP_RMFCEN2</text:p>
          </table:table-cell>
          <table:table-cell office:value-type="float" office:value="0.0731707317073">
            <text:p>0.0731707317</text:p>
          </table:table-cell>
          <table:table-cell office:value-type="float" office:value="0.121951219512">
            <text:p>0.1219512195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CP_RMFCEN2</text:p>
          </table:table-cell>
          <table:table-cell office:value-type="float" office:value="0.285714285714">
            <text:p>0.2857142857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CP_RMFCA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CP_RMFCA</text:p>
          </table:table-cell>
          <table:table-cell table:number-columns-repeated="19"/>
        </table:table-row>
        <table:table-row table:style-name="ro1">
          <table:table-cell office:value-type="string">
            <text:p>CP_TB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512195121951">
            <text:p>0.51219512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CP_TB</text:p>
          </table:table-cell>
          <table:table-cell table:number-columns-repeated="19"/>
        </table:table-row>
        <table:table-row table:style-name="ro1">
          <table:table-cell office:value-type="string">
            <text:p>CP_TSC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87804878049">
            <text:p>0.487804878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CP_TSC</text:p>
          </table:table-cell>
          <table:table-cell table:number-columns-repeated="19"/>
        </table:table-row>
        <table:table-row table:style-name="ro1">
          <table:table-cell office:value-type="string">
            <text:p>AP_T1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T1</text:p>
          </table:table-cell>
          <table:table-cell office:value-type="float" office:value="0.142857142857">
            <text:p>0.1428571429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AP_T2</text:p>
          </table:table-cell>
          <table:table-cell office:value-type="float" office:value="0.121951219512">
            <text:p>0.1219512195</text:p>
          </table:table-cell>
          <table:table-cell office:value-type="float" office:value="0.243902439024">
            <text:p>0.243902439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T2</text:p>
          </table:table-cell>
          <table:table-cell office:value-type="float" office:value="0.214285714286">
            <text:p>0.2142857143</text:p>
          </table:table-cell>
          <table:table-cell office:value-type="float" office:value="0.243902439024">
            <text:p>0.243902439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AP_DOPE</text:p>
          </table:table-cell>
          <table:table-cell table:number-columns-repeated="2" office:value-type="float" office:value="0.0731707317073">
            <text:p>0.0731707317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DOPE</text:p>
          </table:table-cell>
          <table:table-cell office:value-type="float" office:value="0.178571428571">
            <text:p>0.1785714286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DOPE_HR</text:p>
          </table:table-cell>
          <table:table-cell office:value-type="float" office:value="0.0357142857143">
            <text:p>0.0357142857</text:p>
          </table:table-cell>
          <table:table-cell office:value-type="float" office:value="0.146341463415">
            <text:p>0.1463414634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AP_DARS</text:p>
          </table:table-cell>
          <table:table-cell office:value-type="float" office:value="0.0731707317073">
            <text:p>0.0731707317</text:p>
          </table:table-cell>
          <table:table-cell office:value-type="float" office:value="0.243902439024">
            <text:p>0.243902439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DARS</text:p>
          </table:table-cell>
          <table:table-cell office:value-type="float" office:value="0.214285714286">
            <text:p>0.2142857143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Strong </text:p>
          </table:table-cell>
          <table:table-cell office:value-type="string">
            <text:p>Medium</text:p>
          </table:table-cell>
          <table:table-cell office:value-type="string">
            <text:p>Weak</text:p>
          </table:table-cell>
          <table:table-cell table:number-columns-repeated="11"/>
        </table:table-row>
        <table:table-row table:style-name="ro3">
          <table:table-cell office:value-type="string">
            <text:p>AP_URS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URS</text:p>
          </table:table-cell>
          <table:table-cell office:value-type="float" office:value="0.178571428571">
            <text:p>0.1785714286</text:p>
          </table:table-cell>
          <table:table-cell office:value-type="float" office:value="0.121951219512">
            <text:p>0.1219512195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CP_HLPL</text:p>
          </table:table-cell>
          <table:table-cell office:value-type="float" office:value="0.321428571429">
            <text:p>0.3214285714</text:p>
          </table:table-cell>
          <table:table-cell office:value-type="float" office:value="0.243902439024">
            <text:p>0.243902439</text:p>
          </table:table-cell>
          <table:table-cell office:value-type="float" office:value="0.1">
            <text:p>0.1</text:p>
          </table:table-cell>
          <table:table-cell table:number-columns-repeated="11"/>
        </table:table-row>
        <table:table-row table:style-name="ro3">
          <table:table-cell office:value-type="string">
            <text:p>AP_MPS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MPS</text:p>
          </table:table-cell>
          <table:table-cell office:value-type="float" office:value="0.321428571429">
            <text:p>0.3214285714</text:p>
          </table:table-cell>
          <table:table-cell office:value-type="float" office:value="0.121951219512">
            <text:p>0.1219512195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CP_RMFCA</text:p>
          </table:table-cell>
          <table:table-cell office:value-type="float" office:value="0.321428571429">
            <text:p>0.3214285714</text:p>
          </table:table-cell>
          <table:table-cell office:value-type="float" office:value="0.292682926829">
            <text:p>0.2926829268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3">
          <table:table-cell office:value-type="string">
            <text:p>AP_WENG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WENG</text:p>
          </table:table-cell>
          <table:table-cell office:value-type="float" office:value="0.0357142857143">
            <text:p>0.0357142857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CP_TB</text:p>
          </table:table-cell>
          <table:table-cell office:value-type="float" office:value="0.285714285714">
            <text:p>0.2857142857</text:p>
          </table:table-cell>
          <table:table-cell office:value-type="float" office:value="0.19512195122">
            <text:p>0.1951219512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3">
          <table:table-cell office:value-type="string">
            <text:p>CP_DECK</text:p>
          </table:table-cell>
          <table:table-cell office:value-type="float" office:value="0.0487804878049">
            <text:p>0.0487804878</text:p>
          </table:table-cell>
          <table:table-cell office:value-type="float" office:value="0.268292682927">
            <text:p>0.2682926829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CP_DECK</text:p>
          </table:table-cell>
          <table:table-cell table:number-columns-repeated="4"/>
          <table:table-cell office:value-type="string">
            <text:p>pydock1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15">
            <text:p>0.15</text:p>
          </table:table-cell>
          <table:table-cell table:number-columns-repeated="11"/>
        </table:table-row>
        <table:table-row table:style-name="ro3">
          <table:table-cell office:value-type="string">
            <text:p>AP_PISA</text:p>
          </table:table-cell>
          <table:table-cell office:value-type="float" office:value="0.0487804878049">
            <text:p>0.0487804878</text:p>
          </table:table-cell>
          <table:table-cell office:value-type="float" office:value="0.243902439024">
            <text:p>0.243902439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AP_PISA</text:p>
          </table:table-cell>
          <table:table-cell table:number-columns-repeated="4"/>
          <table:table-cell office:value-type="string">
            <text:p>CP_TSC</text:p>
          </table:table-cell>
          <table:table-cell office:value-type="float" office:value="0.285714285714">
            <text:p>0.2857142857</text:p>
          </table:table-cell>
          <table:table-cell office:value-type="float" office:value="0.219512195122">
            <text:p>0.2195121951</text:p>
          </table:table-cell>
          <table:table-cell office:value-type="float" office:value="0.4">
            <text:p>0.4</text:p>
          </table:table-cell>
          <table:table-cell table:number-columns-repeated="11"/>
        </table:table-row>
        <table:table-row table:style-name="ro3">
          <table:table-cell office:value-type="string">
            <text:p>pydock1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560975609756">
            <text:p>0.5609756098</text:p>
          </table:table-cell>
          <table:table-cell/>
          <table:table-cell office:value-type="string">
            <text:p>pydock1</text:p>
          </table:table-cell>
          <table:table-cell table:number-columns-repeated="4"/>
          <table:table-cell office:value-type="string">
            <text:p>CP_DECK</text:p>
          </table:table-cell>
          <table:table-cell office:value-type="float" office:value="0.428571428571">
            <text:p>0.4285714286</text:p>
          </table:table-cell>
          <table:table-cell office:value-type="float" office:value="0.268292682927">
            <text:p>0.2682926829</text:p>
          </table:table-cell>
          <table:table-cell office:value-type="float" office:value="0.15">
            <text:p>0.15</text:p>
          </table:table-cell>
          <table:table-cell table:number-columns-repeated="11"/>
        </table:table-row>
        <table:table-row table:style-name="ro3">
          <table:table-cell table:number-columns-repeated="12"/>
          <table:table-cell office:value-type="string">
            <text:p>AP_PISA</text:p>
          </table:table-cell>
          <table:table-cell office:value-type="float" office:value="0.321428571429">
            <text:p>0.3214285714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357142857143">
            <text:p>0.0357142857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357142857143">
            <text:p>0.0357142857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107142857143">
            <text:p>0.1071428571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107142857143">
            <text:p>0.1071428571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357142857143">
            <text:p>0.0357142857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.0357142857143">
            <text:p>0.03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.0357142857143">
            <text:p>0.0357142857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6">
            <text:p>0.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819672131148">
            <text:p>0.0819672131</text:p>
          </table:table-cell>
          <table:table-cell office:value-type="float" office:value="0.229508196721">
            <text:p>0.2295081967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0983606557377">
            <text:p>0.0983606557</text:p>
          </table:table-cell>
          <table:table-cell office:value-type="float" office:value="0.196721311475">
            <text:p>0.1967213115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80327868852">
            <text:p>0.1803278689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655737704918">
            <text:p>0.0655737705</text:p>
          </table:table-cell>
          <table:table-cell office:value-type="float" office:value="0.16393442623">
            <text:p>0.1639344262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114754098361">
            <text:p>0.1147540984</text:p>
          </table:table-cell>
          <table:table-cell office:value-type="float" office:value="0.213114754098">
            <text:p>0.2131147541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016393442623">
            <text:p>0.0163934426</text:p>
          </table:table-cell>
          <table:table-cell office:value-type="float" office:value="0.16393442623">
            <text:p>0.1639344262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16393442623">
            <text:p>0.0163934426</text:p>
          </table:table-cell>
          <table:table-cell office:value-type="float" office:value="0.16393442623">
            <text:p>0.1639344262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0819672131148">
            <text:p>0.0819672131</text:p>
          </table:table-cell>
          <table:table-cell office:value-type="float" office:value="0.180327868852">
            <text:p>0.1803278689</text:p>
          </table:table-cell>
          <table:table-cell office:value-type="float" office:value="0.459016393443">
            <text:p>0.4590163934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819672131148">
            <text:p>0.0819672131</text:p>
          </table:table-cell>
          <table:table-cell office:value-type="float" office:value="0.147540983607">
            <text:p>0.1475409836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655737704918">
            <text:p>0.0655737705</text:p>
          </table:table-cell>
          <table:table-cell office:value-type="float" office:value="0.196721311475">
            <text:p>0.1967213115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819672131148">
            <text:p>0.0819672131</text:p>
          </table:table-cell>
          <table:table-cell office:value-type="float" office:value="0.196721311475">
            <text:p>0.1967213115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229508196721">
            <text:p>0.2295081967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983606557377">
            <text:p>0.0983606557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491803278689">
            <text:p>0.0491803279</text:p>
          </table:table-cell>
          <table:table-cell office:value-type="float" office:value="0.213114754098">
            <text:p>0.2131147541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0491803278689">
            <text:p>0.0491803279</text:p>
          </table:table-cell>
          <table:table-cell office:value-type="float" office:value="0.196721311475">
            <text:p>0.1967213115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491803278689">
            <text:p>0.0491803279</text:p>
          </table:table-cell>
          <table:table-cell office:value-type="float" office:value="0.196721311475">
            <text:p>0.1967213115</text:p>
          </table:table-cell>
          <table:table-cell office:value-type="float" office:value="0.459016393443">
            <text:p>0.4590163934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983606557377">
            <text:p>0.0983606557</text:p>
          </table:table-cell>
          <table:table-cell office:value-type="float" office:value="0.131147540984">
            <text:p>0.131147541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983606557377">
            <text:p>0.0983606557</text:p>
          </table:table-cell>
          <table:table-cell office:value-type="float" office:value="0.180327868852">
            <text:p>0.1803278689</text:p>
          </table:table-cell>
          <table:table-cell office:value-type="float" office:value="0.475409836066">
            <text:p>0.4754098361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819672131148">
            <text:p>0.0819672131</text:p>
          </table:table-cell>
          <table:table-cell office:value-type="float" office:value="0.131147540984">
            <text:p>0.131147541</text:p>
          </table:table-cell>
          <table:table-cell office:value-type="float" office:value="0.459016393443">
            <text:p>0.4590163934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655737704918">
            <text:p>0.0655737705</text:p>
          </table:table-cell>
          <table:table-cell office:value-type="float" office:value="0.262295081967">
            <text:p>0.262295082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655737704918">
            <text:p>0.0655737705</text:p>
          </table:table-cell>
          <table:table-cell office:value-type="float" office:value="0.213114754098">
            <text:p>0.2131147541</text:p>
          </table:table-cell>
          <table:table-cell office:value-type="float" office:value="0.508196721311">
            <text:p>0.508196721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983606557377">
            <text:p>0.0983606557</text:p>
          </table:table-cell>
          <table:table-cell office:value-type="float" office:value="0.27868852459">
            <text:p>0.2786885246</text:p>
          </table:table-cell>
          <table:table-cell office:value-type="float" office:value="0.491803278689">
            <text:p>0.4918032787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59016393443">
            <text:p>0.4590163934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819672131148">
            <text:p>0.0819672131</text:p>
          </table:table-cell>
          <table:table-cell office:value-type="float" office:value="0.229508196721">
            <text:p>0.2295081967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655737704918">
            <text:p>0.0655737705</text:p>
          </table:table-cell>
          <table:table-cell office:value-type="float" office:value="0.0819672131148">
            <text:p>0.0819672131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0983606557377">
            <text:p>0.0983606557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655737704918">
            <text:p>0.0655737705</text:p>
          </table:table-cell>
          <table:table-cell office:value-type="float" office:value="0.245901639344">
            <text:p>0.2459016393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491803278689">
            <text:p>0.0491803279</text:p>
          </table:table-cell>
          <table:table-cell office:value-type="float" office:value="0.114754098361">
            <text:p>0.1147540984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491803278689">
            <text:p>0.0491803279</text:p>
          </table:table-cell>
          <table:table-cell office:value-type="float" office:value="0.114754098361">
            <text:p>0.1147540984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0491803278689">
            <text:p>0.0491803279</text:p>
          </table:table-cell>
          <table:table-cell office:value-type="float" office:value="0.229508196721">
            <text:p>0.2295081967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0491803278689">
            <text:p>0.0491803279</text:p>
          </table:table-cell>
          <table:table-cell office:value-type="float" office:value="0.245901639344">
            <text:p>0.2459016393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.0655737704918">
            <text:p>0.0655737705</text:p>
          </table:table-cell>
          <table:table-cell office:value-type="float" office:value="0.196721311475">
            <text:p>0.1967213115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573770491803">
            <text:p>0.5737704918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15"/>
        </table:table-row>
        <table:table-row table:style-name="ro1">
          <table:table-cell office:value-type="string">
            <text:p>BFKV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BFKV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BL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526315789474">
            <text:p>0.526315789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BT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5"/>
        </table:table-row>
        <table:table-row table:style-name="ro1">
          <table:table-cell office:value-type="string">
            <text:p>HLPL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HLPL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MJ1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5"/>
        </table:table-row>
        <table:table-row table:style-name="ro1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MJ2h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MJ2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MJ3h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578947368421">
            <text:p>0.5789473684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MJ3h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MJPL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MSBM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M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5"/>
        </table:table-row>
        <table:table-row table:style-name="ro1">
          <table:table-cell office:value-type="string">
            <text:p>Qa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Qa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1875">
            <text:p>0.1875</text:p>
          </table:table-cell>
          <table:table-cell table:number-columns-repeated="15"/>
        </table:table-row>
        <table:table-row table:style-name="ro1">
          <table:table-cell office:value-type="string">
            <text:p>Qm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Qm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526315789474">
            <text:p>0.526315789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Qp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RO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RO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SJKG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SJKG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SKOa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SKOa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SKOb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SKOb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5"/>
        </table:table-row>
        <table:table-row table:style-name="ro1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TD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TEl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TEs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TS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VD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VD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CP_SKOIP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CP_SKOIP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DCOMPLEX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dDFIRE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578947368421">
            <text:p>0.5789473684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DFIRE2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684210526316">
            <text:p>0.6842105263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CP_RMFCEN1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CP_RMFCEN2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578947368421">
            <text:p>0.5789473684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CP_RMFCEN2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CP_RMFCA</text:p>
          </table:table-cell>
          <table:table-cell table:number-columns-repeated="19"/>
        </table:table-row>
        <table:table-row table:style-name="ro1">
          <table:table-cell office:value-type="string">
            <text:p>CP_TB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631578947368">
            <text:p>0.6315789474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CP_TB</text:p>
          </table:table-cell>
          <table:table-cell table:number-columns-repeated="19"/>
        </table:table-row>
        <table:table-row table:style-name="ro1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315789473684">
            <text:p>0.3157894737</text:p>
          </table:table-cell>
          <table:table-cell office:value-type="float" office:value="0.578947368421">
            <text:p>0.5789473684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CP_TSC</text:p>
          </table:table-cell>
          <table:table-cell table:number-columns-repeated="19"/>
        </table:table-row>
        <table:table-row table:style-name="ro1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T1</text:p>
          </table:table-cell>
          <table:table-cell office:value-type="float" office:value="0.105263157895">
            <text:p>0.1052631579</text:p>
          </table:table-cell>
          <table:table-cell office:value-type="float" office:value="0.25">
            <text:p>0.25</text:p>
          </table:table-cell>
          <table:table-cell office:value-type="float" office:value="0.0714285714286">
            <text:p>0.0714285714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T2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526315789474">
            <text:p>0.526315789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DOPE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DOPE_HR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AP_DAR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DARS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URS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/>
          <table:table-cell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9"/>
        </table:table-row>
        <table:table-row table:style-name="ro1">
          <table:table-cell office:value-type="string">
            <text:p>AP_MPS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526315789474">
            <text:p>0.526315789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MPS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125">
            <text:p>0.3125</text:p>
          </table:table-cell>
          <table:table-cell/>
          <table:table-cell office:value-type="string">
            <text:p>CP_RMFCA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9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WENG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/>
          <table:table-cell office:value-type="string">
            <text:p>CP_TB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9"/>
        </table:table-row>
        <table:table-row table:style-name="ro1">
          <table:table-cell office:value-type="string">
            <text:p>CP_DECK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526315789474">
            <text:p>0.526315789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CP_DECK</text:p>
          </table:table-cell>
          <table:table-cell table:number-columns-repeated="5"/>
          <table:table-cell office:value-type="string">
            <text:p>pydock1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9"/>
        </table:table-row>
        <table:table-row table:style-name="ro1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AP_PISA</text:p>
          </table:table-cell>
          <table:table-cell table:number-columns-repeated="5"/>
          <table:table-cell office:value-type="string">
            <text:p>CP_TSC</text:p>
          </table:table-cell>
          <table:table-cell office:value-type="float" office:value="0.315789473684">
            <text:p>0.3157894737</text:p>
          </table:table-cell>
          <table:table-cell office:value-type="float" office:value="0.25">
            <text:p>0.25</text:p>
          </table:table-cell>
          <table:table-cell office:value-type="float" office:value="0.357142857143">
            <text:p>0.3571428571</text:p>
          </table:table-cell>
          <table:table-cell office:value-type="float" office:value="0.3125">
            <text:p>0.3125</text:p>
          </table:table-cell>
          <table:table-cell table:number-columns-repeated="9"/>
        </table:table-row>
        <table:table-row table:style-name="ro1">
          <table:table-cell office:value-type="string">
            <text:p>pydock1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736842105263">
            <text:p>0.7368421053</text:p>
          </table:table-cell>
          <table:table-cell/>
          <table:table-cell office:value-type="string">
            <text:p>pydock1</text:p>
          </table:table-cell>
          <table:table-cell table:number-columns-repeated="5"/>
          <table:table-cell office:value-type="string">
            <text:p>CP_DECK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625">
            <text:p>0.5625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>
            <text:p>AP_PISA</text:p>
          </table:table-cell>
          <table:table-cell office:value-type="float" office:value="0.263157894737">
            <text:p>0.2631578947</text:p>
          </table:table-cell>
          <table:table-cell office:value-type="float" office:value="0.5">
            <text:p>0.5</text:p>
          </table:table-cell>
          <table:table-cell office:value-type="float" office:value="0.142857142857">
            <text:p>0.1428571429</text:p>
          </table:table-cell>
          <table:table-cell office:value-type="float" office:value="0.5625">
            <text:p>0.5625</text:p>
          </table:table-cell>
          <table:table-cell table:number-columns-repeated="9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filtro</text:p>
          </table:table-cell>
          <table:table-cell office:value-type="string">
            <text:p>pydock</text:p>
          </table:table-cell>
          <table:table-cell office:value-type="string">
            <text:p>top</text:p>
          </table:table-cell>
          <table:table-cell office:value-type="float" office:value="500">
            <text:p>5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1875">
            <text:p>0.1875</text:p>
          </table:table-cell>
          <table:table-cell table:number-columns-repeated="2"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  <table:table-row table:style-name="ro1">
          <table:table-cell office:value-type="string">
            <text:p>pydock1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0" table:target-range-address="Hoja1.V2:Hoja1.AA7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17:42:45</dc:date>
    <meta:generator>LibreOffice/3.5$Linux_x86 LibreOffice_project/350m1$Build-2</meta:generator>
    <meta:editing-duration>P0D</meta:editing-duration>
    <meta:editing-cycles>3</meta:editing-cycles>
    <dc:creator>Protein Group</dc:creator>
    <meta:document-statistic meta:table-count="1" meta:cell-count="50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Succes rate FTdock Top 10</text:p>
        </chart:title>
        <chart:subtitle svg:x="0.052cm" svg:y="1.044cm" chart:style-name="ch3">
          <text:p>BM4 flexibility -filter : pydock top500</text:p>
        </chart:subtitle>
        <chart:legend svg:x="12.496cm" svg:y="1.037cm" style:legend-expansion="custom" chartooo:width="3.344cm" chartooo:height="0.598cm" style:legend-expansion-aspect-ratio="5.59197324414716" chart:style-name="ch4"/>
        <chart:plot-area chart:style-name="ch5" table:cell-range-address="Hoja1.N93:Hoja1.R98 Hoja1.O91:Hoja1.R91" chart:data-source-has-labels="both" svg:x="0.267cm" svg:y="1.725cm" svg:width="15.246cm" svg:height="7.179cm">
          <chartooo:coordinate-region svg:x="0.994cm" svg:y="1.925cm" svg:width="14.519cm" svg:height="6.332cm"/>
          <chart:axis chart:dimension="x" chart:name="primary-x" chart:style-name="ch6" chartooo:axis-type="auto">
            <chartooo:date-scale/>
            <chart:categories table:cell-range-address="Hoja1.N93:Hoja1.N9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93:Hoja1.O98" chart:label-cell-address="Hoja1.O91:Hoja1.O91" chart:class="chart:bar">
            <chart:data-point chart:repeated="6"/>
          </chart:series>
          <chart:series chart:style-name="ch10" chart:values-cell-range-address="Hoja1.P93:Hoja1.P98" chart:label-cell-address="Hoja1.P91:Hoja1.P91" chart:class="chart:bar">
            <chart:data-point chart:repeated="6"/>
          </chart:series>
          <chart:series chart:style-name="ch11" chart:values-cell-range-address="Hoja1.Q93:Hoja1.Q98" chart:label-cell-address="Hoja1.Q91:Hoja1.Q91" chart:class="chart:bar">
            <chart:data-point chart:repeated="6"/>
          </chart:series>
          <chart:series chart:style-name="ch12" chart:values-cell-range-address="Hoja1.R93:Hoja1.R98" chart:label-cell-address="Hoja1.R91:Hoja1.R9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1.O91:Hoja1.O91</svg:desc>
                </draw:g>
              </table:table-cell>
              <table:table-cell office:value-type="string">
                <text:p>f2</text:p>
                <draw:g>
                  <svg:desc>Hoja1.P91:Hoja1.P91</svg:desc>
                </draw:g>
              </table:table-cell>
              <table:table-cell office:value-type="string">
                <text:p>f3</text:p>
                <draw:g>
                  <svg:desc>Hoja1.Q91:Hoja1.Q91</svg:desc>
                </draw:g>
              </table:table-cell>
              <table:table-cell office:value-type="string">
                <text:p>f4</text:p>
                <draw:g>
                  <svg:desc>Hoja1.R91:Hoja1.R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RMFCA</text:p>
                <draw:g>
                  <svg:desc>Hoja1.N93:Hoja1.N98</svg:desc>
                </draw:g>
              </table:table-cell>
              <table:table-cell office:value-type="float" office:value="0.416666666667">
                <text:p>0.416666666667</text:p>
                <draw:g>
                  <svg:desc>Hoja1.O93:Hoja1.O98</svg:desc>
                </draw:g>
              </table:table-cell>
              <table:table-cell office:value-type="float" office:value="0.267857142857">
                <text:p>0.267857142857</text:p>
                <draw:g>
                  <svg:desc>Hoja1.P93:Hoja1.P98</svg:desc>
                </draw:g>
              </table:table-cell>
              <table:table-cell office:value-type="float" office:value="0.254237288136">
                <text:p>0.254237288136</text:p>
                <draw:g>
                  <svg:desc>Hoja1.Q93:Hoja1.Q98</svg:desc>
                </draw:g>
              </table:table-cell>
              <table:table-cell office:value-type="float" office:value="0.115384615385">
                <text:p>0.115384615385</text:p>
                <draw:g>
                  <svg:desc>Hoja1.R93:Hoja1.R98</svg:desc>
                </draw:g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375">
                <text:p>0.375</text:p>
              </table:table-cell>
              <table:table-cell office:value-type="float" office:value="0.267857142857">
                <text:p>0.267857142857</text:p>
              </table:table-cell>
              <table:table-cell office:value-type="float" office:value="0.101694915254">
                <text:p>0.101694915254</text:p>
              </table:table-cell>
              <table:table-cell office:value-type="float" office:value="0.115384615385">
                <text:p>0.115384615385</text:p>
              </table:table-cell>
            </table:table-row>
            <table:table-row>
              <table:table-cell office:value-type="string">
                <text:p>pydock1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5">
                <text:p>0.25</text:p>
              </table:table-cell>
              <table:table-cell office:value-type="float" office:value="0.101694915254">
                <text:p>0.101694915254</text:p>
              </table:table-cell>
              <table:table-cell office:value-type="float" office:value="0.0384615384615">
                <text:p>0.03846153846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5">
                <text:p>0.5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0769230769231">
                <text:p>0.0769230769231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541666666667">
                <text:p>0.541666666667</text:p>
              </table:table-cell>
              <table:table-cell office:value-type="float" office:value="0.267857142857">
                <text:p>0.267857142857</text:p>
              </table:table-cell>
              <table:table-cell office:value-type="float" office:value="0.203389830508">
                <text:p>0.203389830508</text:p>
              </table:table-cell>
              <table:table-cell office:value-type="float" office:value="0.0384615384615">
                <text:p>0.038461538461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54237288136">
                <text:p>0.254237288136</text:p>
              </table:table-cell>
              <table:table-cell office:value-type="float" office:value="0.0769230769231">
                <text:p>0.07692307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6cm" chart:style-name="ch2">
          <text:p>Succes rate FTdock Top10</text:p>
        </chart:title>
        <chart:subtitle svg:x="0cm" svg:y="1.14cm" chart:style-name="ch3">
          <text:p>Affinity Benchmark-filter : pydock top500</text:p>
        </chart:subtitle>
        <chart:legend svg:x="11.189cm" svg:y="1.23cm" style:legend-expansion="custom" chartooo:width="4.81cm" chartooo:height="0.598cm" style:legend-expansion-aspect-ratio="8.04347826086956" chart:style-name="ch4"/>
        <chart:plot-area chart:style-name="ch5" table:cell-range-address="Hoja1.M338:Hoja1.P343 Hoja1.N336:Hoja1.P336" chart:data-source-has-labels="both" svg:x="0.275cm" svg:y="1.919cm" svg:width="15.303cm" svg:height="6.954cm">
          <chartooo:coordinate-region svg:x="1.187cm" svg:y="2.119cm" svg:width="14.391cm" svg:height="6.107cm"/>
          <chart:axis chart:dimension="x" chart:name="primary-x" chart:style-name="ch6" chartooo:axis-type="auto">
            <chartooo:date-scale/>
            <chart:categories table:cell-range-address="Hoja1.M338:Hoja1.M34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N338:Hoja1.N343" chart:label-cell-address="Hoja1.N336:Hoja1.N336" chart:class="chart:bar">
            <chart:data-point chart:repeated="6"/>
          </chart:series>
          <chart:series chart:style-name="ch10" chart:values-cell-range-address="Hoja1.O338:Hoja1.O343" chart:label-cell-address="Hoja1.O336:Hoja1.O336" chart:class="chart:bar">
            <chart:data-point chart:repeated="6"/>
          </chart:series>
          <chart:series chart:style-name="ch11" chart:values-cell-range-address="Hoja1.P338:Hoja1.P343" chart:label-cell-address="Hoja1.P336:Hoja1.P33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</text:p>
                <draw:g>
                  <svg:desc>Hoja1.N336:Hoja1.N336</svg:desc>
                </draw:g>
              </table:table-cell>
              <table:table-cell office:value-type="string">
                <text:p>Medium</text:p>
                <draw:g>
                  <svg:desc>Hoja1.O336:Hoja1.O336</svg:desc>
                </draw:g>
              </table:table-cell>
              <table:table-cell office:value-type="string">
                <text:p>Weak</text:p>
                <draw:g>
                  <svg:desc>Hoja1.P336:Hoja1.P3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RMFCA</text:p>
                <draw:g>
                  <svg:desc>Hoja1.M338:Hoja1.M343</svg:desc>
                </draw:g>
              </table:table-cell>
              <table:table-cell office:value-type="float" office:value="0.321428571429">
                <text:p>0.321428571429</text:p>
                <draw:g>
                  <svg:desc>Hoja1.N338:Hoja1.N343</svg:desc>
                </draw:g>
              </table:table-cell>
              <table:table-cell office:value-type="float" office:value="0.292682926829">
                <text:p>0.292682926829</text:p>
                <draw:g>
                  <svg:desc>Hoja1.O338:Hoja1.O343</svg:desc>
                </draw:g>
              </table:table-cell>
              <table:table-cell office:value-type="float" office:value="0.2">
                <text:p>0.2</text:p>
                <draw:g>
                  <svg:desc>Hoja1.P338:Hoja1.P343</svg:desc>
                </draw:g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pydock1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6cm" chart:style-name="ch2">
          <text:p>Succes rate FTdock Top10</text:p>
        </chart:title>
        <chart:subtitle svg:x="0cm" svg:y="1.076cm" chart:style-name="ch3">
          <text:p>Energy Benchmark-filter : pydock top 500</text:p>
        </chart:subtitle>
        <chart:legend svg:x="10.167cm" svg:y="1.166cm" style:legend-expansion="custom" chartooo:width="5.832cm" chartooo:height="0.598cm" style:legend-expansion-aspect-ratio="9.75250836120401" chart:style-name="ch4"/>
        <chart:plot-area chart:style-name="ch5" table:cell-range-address="Hoja1.N533:Hoja1.R539" chart:data-source-has-labels="both" svg:x="0.365cm" svg:y="1.921cm" svg:width="14.991cm" svg:height="6.984cm">
          <chartooo:coordinate-region svg:x="1.092cm" svg:y="2.121cm" svg:width="14.264cm" svg:height="6.137cm"/>
          <chart:axis chart:dimension="x" chart:name="primary-x" chart:style-name="ch6" chartooo:axis-type="auto">
            <chartooo:date-scale/>
            <chart:categories table:cell-range-address="Hoja1.N534:Hoja1.N53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534:Hoja1.O539" chart:label-cell-address="Hoja1.O533:Hoja1.O533" chart:class="chart:bar">
            <chart:data-point chart:repeated="6"/>
          </chart:series>
          <chart:series chart:style-name="ch10" chart:values-cell-range-address="Hoja1.P534:Hoja1.P539" chart:label-cell-address="Hoja1.P533:Hoja1.P533" chart:class="chart:bar">
            <chart:data-point chart:repeated="6"/>
          </chart:series>
          <chart:series chart:style-name="ch11" chart:values-cell-range-address="Hoja1.Q534:Hoja1.Q539" chart:label-cell-address="Hoja1.Q533:Hoja1.Q533" chart:class="chart:bar">
            <chart:data-point chart:repeated="6"/>
          </chart:series>
          <chart:series chart:style-name="ch12" chart:values-cell-range-address="Hoja1.R534:Hoja1.R539" chart:label-cell-address="Hoja1.R533:Hoja1.R53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(-)</text:p>
                <draw:g>
                  <svg:desc>Hoja1.O533:Hoja1.O533</svg:desc>
                </draw:g>
              </table:table-cell>
              <table:table-cell office:value-type="string">
                <text:p>dS(-)</text:p>
                <draw:g>
                  <svg:desc>Hoja1.P533:Hoja1.P533</svg:desc>
                </draw:g>
              </table:table-cell>
              <table:table-cell office:value-type="string">
                <text:p>dS(+)</text:p>
                <draw:g>
                  <svg:desc>Hoja1.Q533:Hoja1.Q533</svg:desc>
                </draw:g>
              </table:table-cell>
              <table:table-cell office:value-type="string">
                <text:p>Koff(low)</text:p>
                <draw:g>
                  <svg:desc>Hoja1.R533:Hoja1.R5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RMFCA</text:p>
                <draw:g>
                  <svg:desc>Hoja1.N534:Hoja1.N539</svg:desc>
                </draw:g>
              </table:table-cell>
              <table:table-cell office:value-type="float" office:value="0.0526315789474">
                <text:p>0.0526315789474</text:p>
                <draw:g>
                  <svg:desc>Hoja1.O534:Hoja1.O539</svg:desc>
                </draw:g>
              </table:table-cell>
              <table:table-cell office:value-type="float" office:value="0">
                <text:p>0</text:p>
                <draw:g>
                  <svg:desc>Hoja1.P534:Hoja1.P539</svg:desc>
                </draw:g>
              </table:table-cell>
              <table:table-cell office:value-type="float" office:value="0.214285714286">
                <text:p>0.214285714286</text:p>
                <draw:g>
                  <svg:desc>Hoja1.Q534:Hoja1.Q539</svg:desc>
                </draw:g>
              </table:table-cell>
              <table:table-cell office:value-type="float" office:value="0.25">
                <text:p>0.25</text:p>
                <draw:g>
                  <svg:desc>Hoja1.R534:Hoja1.R539</svg:desc>
                </draw:g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25">
                <text:p>0.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pydock1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25">
                <text:p>0.125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15789473684">
                <text:p>0.315789473684</text:p>
              </table:table-cell>
              <table:table-cell office:value-type="float" office:value="0.25">
                <text:p>0.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5">
                <text:p>0.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5625">
                <text:p>0.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